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8.879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4.73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11.395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5.45cm"/>
    </style:style>
    <style:style style:name="co17" style:family="table-column">
      <style:table-column-properties fo:break-before="auto" style:column-width="4.339cm"/>
    </style:style>
    <style:style style:name="co18" style:family="table-column">
      <style:table-column-properties fo:break-before="auto" style:column-width="7.553cm"/>
    </style:style>
    <style:style style:name="co19" style:family="table-column">
      <style:table-column-properties fo:break-before="auto" style:column-width="9.7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table table:name="Reserves biologiq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  <table:table-cell table:style-name="ce5" office:value-type="string" calcext:value-type="string">
            <text:p>TYPE_RESERV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3T</text:p>
          </table:table-cell>
          <table:table-cell office:value-type="float" office:value="242471203" calcext:value-type="float">
            <text:p>242471203</text:p>
          </table:table-cell>
          <table:table-cell office:value-type="string" calcext:value-type="string">
            <text:p>Grand Tanargue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3-287-1-143T</text:p>
          </table:table-cell>
          <table:table-cell office:value-type="float" office:value="242871143" calcext:value-type="float">
            <text:p>242871143</text:p>
          </table:table-cell>
          <table:table-cell office:value-type="string" calcext:value-type="string">
            <text:p>Merdassiers Nant-Pareux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70T</text:p>
          </table:table-cell>
          <table:table-cell office:value-type="float" office:value="242321070" calcext:value-type="float">
            <text:p>242321070</text:p>
          </table:table-cell>
          <table:table-cell office:value-type="string" calcext:value-type="string">
            <text:p>Orquevaux (D'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4-264-1-050T</text:p>
          </table:table-cell>
          <table:table-cell office:value-type="float" office:value="242641050" calcext:value-type="float">
            <text:p>242641050</text:p>
          </table:table-cell>
          <table:table-cell office:value-type="string" calcext:value-type="string">
            <text:p>Hauts De Bousson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6T</text:p>
          </table:table-cell>
          <table:table-cell office:value-type="float" office:value="242681046" calcext:value-type="float">
            <text:p>242681046</text:p>
          </table:table-cell>
          <table:table-cell office:value-type="string" calcext:value-type="string">
            <text:p>Grossmann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8-269-1-063T</text:p>
          </table:table-cell>
          <table:table-cell office:value-type="float" office:value="242691063" calcext:value-type="float">
            <text:p>242691063</text:p>
          </table:table-cell>
          <table:table-cell office:value-type="string" calcext:value-type="string">
            <text:p>Haute-Meurthe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9-1-075T</text:p>
          </table:table-cell>
          <table:table-cell office:value-type="float" office:value="242691075" calcext:value-type="float">
            <text:p>242691075</text:p>
          </table:table-cell>
          <table:table-cell office:value-type="string" calcext:value-type="string">
            <text:p>Saint-Antoine (De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8-278-1-058T</text:p>
          </table:table-cell>
          <table:table-cell office:value-type="float" office:value="242781058" calcext:value-type="float">
            <text:p>242781058</text:p>
          </table:table-cell>
          <table:table-cell office:value-type="string" calcext:value-type="string">
            <text:p>Niederwald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92T</text:p>
          </table:table-cell>
          <table:table-cell office:value-type="float" office:value="192321092" calcext:value-type="float">
            <text:p>192321092</text:p>
          </table:table-cell>
          <table:table-cell office:value-type="string" calcext:value-type="string">
            <text:p>Bois Des Ronces (Du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47T</text:p>
          </table:table-cell>
          <table:table-cell office:value-type="float" office:value="192691047" calcext:value-type="float">
            <text:p>192691047</text:p>
          </table:table-cell>
          <table:table-cell office:value-type="string" calcext:value-type="string">
            <text:p>Grossmann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0-1-064T</text:p>
          </table:table-cell>
          <table:table-cell office:value-type="float" office:value="192701064" calcext:value-type="float">
            <text:p>192701064</text:p>
          </table:table-cell>
          <table:table-cell office:value-type="string" calcext:value-type="string">
            <text:p>Haute-Meurthe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2-1-052T</text:p>
          </table:table-cell>
          <table:table-cell office:value-type="float" office:value="192721052" calcext:value-type="float">
            <text:p>192721052</text:p>
          </table:table-cell>
          <table:table-cell office:value-type="string" calcext:value-type="string">
            <text:p>Champ Du Feu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8-1-032T</text:p>
          </table:table-cell>
          <table:table-cell office:value-type="float" office:value="192781032" calcext:value-type="float">
            <text:p>192781032</text:p>
          </table:table-cell>
          <table:table-cell office:value-type="string" calcext:value-type="string">
            <text:p>Haguenau (D'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8-283-1-069T</text:p>
          </table:table-cell>
          <table:table-cell office:value-type="float" office:value="192831069" calcext:value-type="float">
            <text:p>192831069</text:p>
          </table:table-cell>
          <table:table-cell office:value-type="string" calcext:value-type="string">
            <text:p>Harth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7-133-1-145T</text:p>
          </table:table-cell>
          <table:table-cell office:value-type="float" office:value="191331145" calcext:value-type="float">
            <text:p>191331145</text:p>
          </table:table-cell>
          <table:table-cell office:value-type="string" calcext:value-type="string">
            <text:p>Vallon Du Maupas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0-165-1-057T</text:p>
          </table:table-cell>
          <table:table-cell office:value-type="float" office:value="191651057" calcext:value-type="float">
            <text:p>191651057</text:p>
          </table:table-cell>
          <table:table-cell office:value-type="string" calcext:value-type="string">
            <text:p>Grands Mont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9-219-1-285T</text:p>
          </table:table-cell>
          <table:table-cell office:value-type="float" office:value="242191285" calcext:value-type="float">
            <text:p>242191285</text:p>
          </table:table-cell>
          <table:table-cell office:value-type="string" calcext:value-type="string">
            <text:p>Laurenti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1-223-1-283T</text:p>
          </table:table-cell>
          <table:table-cell office:value-type="float" office:value="242231283" calcext:value-type="float">
            <text:p>242231283</text:p>
          </table:table-cell>
          <table:table-cell office:value-type="string" calcext:value-type="string">
            <text:p>Pinata (De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6-245-1-283T</text:p>
          </table:table-cell>
          <table:table-cell office:value-type="float" office:value="242451283" calcext:value-type="float">
            <text:p>242451283</text:p>
          </table:table-cell>
          <table:table-cell office:value-type="string" calcext:value-type="string">
            <text:p>Moixose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7T</text:p>
          </table:table-cell>
          <table:table-cell office:value-type="float" office:value="242811207" calcext:value-type="float">
            <text:p>242811207</text:p>
          </table:table-cell>
          <table:table-cell office:value-type="string" calcext:value-type="string">
            <text:p>Mont Ventoux (Du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5-1-173T</text:p>
          </table:table-cell>
          <table:table-cell office:value-type="float" office:value="243051173" calcext:value-type="float">
            <text:p>243051173</text:p>
          </table:table-cell>
          <table:table-cell office:value-type="string" calcext:value-type="string">
            <text:p>Bois Des Ayes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9-1-227T</text:p>
          </table:table-cell>
          <table:table-cell office:value-type="float" office:value="243191227" calcext:value-type="float">
            <text:p>243191227</text:p>
          </table:table-cell>
          <table:table-cell office:value-type="string" calcext:value-type="string">
            <text:p>Maures (Des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B-353-1-232T</text:p>
          </table:table-cell>
          <table:table-cell office:value-type="float" office:value="243531232" calcext:value-type="float">
            <text:p>243531232</text:p>
          </table:table-cell>
          <table:table-cell office:value-type="string" calcext:value-type="string">
            <text:p>Tavignano (De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6-246-1-284T</text:p>
          </table:table-cell>
          <table:table-cell office:value-type="float" office:value="192461284" calcext:value-type="float">
            <text:p>192461284</text:p>
          </table:table-cell>
          <table:table-cell office:value-type="string" calcext:value-type="string">
            <text:p>Moixose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9-125-1-187T</text:p>
          </table:table-cell>
          <table:table-cell office:value-type="float" office:value="241251187" calcext:value-type="float">
            <text:p>241251187</text:p>
          </table:table-cell>
          <table:table-cell office:value-type="string" calcext:value-type="string">
            <text:p>Sylve D'Argenson (De La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B-350-1-234T</text:p>
          </table:table-cell>
          <table:table-cell office:value-type="float" office:value="193501234" calcext:value-type="float">
            <text:p>193501234</text:p>
          </table:table-cell>
          <table:table-cell office:value-type="string" calcext:value-type="string">
            <text:p>Valduniellu (De)</text:p>
          </table:table-cell>
          <table:table-cell office:value-type="string" calcext:value-type="string">
            <text:p>dirigee</text:p>
          </table:table-cell>
        </table:table-row>
      </table:table>
      <table:table table:name="Terrains militaire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CAMP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58-1-100T</text:p>
          </table:table-cell>
          <table:table-cell office:value-type="float" office:value="242581100" calcext:value-type="float">
            <text:p>242581100</text:p>
          </table:table-cell>
          <table:table-cell office:value-type="string" calcext:value-type="string">
            <text:p>terrain de manoeuvres de pi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6-1-100T</text:p>
          </table:table-cell>
          <table:table-cell office:value-type="float" office:value="242661100" calcext:value-type="float">
            <text:p>242661100</text:p>
          </table:table-cell>
          <table:table-cell office:value-type="string" calcext:value-type="string">
            <text:p>camp du valdah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7-1-099T</text:p>
          </table:table-cell>
          <table:table-cell office:value-type="float" office:value="242671099" calcext:value-type="float">
            <text:p>242671099</text:p>
          </table:table-cell>
          <table:table-cell office:value-type="string" calcext:value-type="string">
            <text:p>camp du valdah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58-1-154T</text:p>
          </table:table-cell>
          <table:table-cell office:value-type="float" office:value="192581154" calcext:value-type="float">
            <text:p>192581154</text:p>
          </table:table-cell>
          <table:table-cell office:value-type="string" calcext:value-type="string">
            <text:p>la valb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2-185-1-041T</text:p>
          </table:table-cell>
          <table:table-cell office:value-type="float" office:value="241851041" calcext:value-type="float">
            <text:p>241851041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2-186-1-040T</text:p>
          </table:table-cell>
          <table:table-cell office:value-type="float" office:value="241861040" calcext:value-type="float">
            <text:p>241861040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3-1-067T</text:p>
          </table:table-cell>
          <table:table-cell office:value-type="float" office:value="242031067" calcext:value-type="float">
            <text:p>24203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4-1-068T</text:p>
          </table:table-cell>
          <table:table-cell office:value-type="float" office:value="242041068" calcext:value-type="float">
            <text:p>24204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4-1-070T</text:p>
          </table:table-cell>
          <table:table-cell office:value-type="float" office:value="242041070" calcext:value-type="float">
            <text:p>242041070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47-1-107T</text:p>
          </table:table-cell>
          <table:table-cell office:value-type="float" office:value="242471107" calcext:value-type="float">
            <text:p>242471107</text:p>
          </table:table-cell>
          <table:table-cell office:value-type="string" calcext:value-type="string">
            <text:p>champ de tir des crochè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197-1-049T</text:p>
          </table:table-cell>
          <table:table-cell office:value-type="float" office:value="241971049" calcext:value-type="float">
            <text:p>241971049</text:p>
          </table:table-cell>
          <table:table-cell office:value-type="string" calcext:value-type="string">
            <text:p>camp de moronvilli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198-1-048T</text:p>
          </table:table-cell>
          <table:table-cell office:value-type="float" office:value="241981048" calcext:value-type="float">
            <text:p>241981048</text:p>
          </table:table-cell>
          <table:table-cell office:value-type="string" calcext:value-type="string">
            <text:p>camp de moronvilli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0-1-050T</text:p>
          </table:table-cell>
          <table:table-cell office:value-type="float" office:value="242001050" calcext:value-type="float">
            <text:p>242001050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0-1-052T</text:p>
          </table:table-cell>
          <table:table-cell office:value-type="float" office:value="242001052" calcext:value-type="float">
            <text:p>242001052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2-1-050T</text:p>
          </table:table-cell>
          <table:table-cell office:value-type="float" office:value="242021050" calcext:value-type="float">
            <text:p>242021050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2-1-052T</text:p>
          </table:table-cell>
          <table:table-cell office:value-type="float" office:value="242021052" calcext:value-type="float">
            <text:p>242021052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3-1-047T</text:p>
          </table:table-cell>
          <table:table-cell office:value-type="float" office:value="242031047" calcext:value-type="float">
            <text:p>24203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46T</text:p>
          </table:table-cell>
          <table:table-cell office:value-type="float" office:value="242041046" calcext:value-type="float">
            <text:p>24204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48T</text:p>
          </table:table-cell>
          <table:table-cell office:value-type="float" office:value="242041048" calcext:value-type="float">
            <text:p>242041048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66T</text:p>
          </table:table-cell>
          <table:table-cell office:value-type="float" office:value="242041066" calcext:value-type="float">
            <text:p>242041066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47T</text:p>
          </table:table-cell>
          <table:table-cell office:value-type="float" office:value="242051047" calcext:value-type="float">
            <text:p>24205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49T</text:p>
          </table:table-cell>
          <table:table-cell office:value-type="float" office:value="242051049" calcext:value-type="float">
            <text:p>242051049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67T</text:p>
          </table:table-cell>
          <table:table-cell office:value-type="float" office:value="242051067" calcext:value-type="float">
            <text:p>24205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46T</text:p>
          </table:table-cell>
          <table:table-cell office:value-type="float" office:value="242061046" calcext:value-type="float">
            <text:p>24206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48T</text:p>
          </table:table-cell>
          <table:table-cell office:value-type="float" office:value="242061048" calcext:value-type="float">
            <text:p>242061048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68T</text:p>
          </table:table-cell>
          <table:table-cell office:value-type="float" office:value="242061068" calcext:value-type="float">
            <text:p>24206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28T</text:p>
          </table:table-cell>
          <table:table-cell office:value-type="float" office:value="242681028" calcext:value-type="float">
            <text:p>242681028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80-1-032T</text:p>
          </table:table-cell>
          <table:table-cell office:value-type="float" office:value="242801032" calcext:value-type="float">
            <text:p>242801032</text:p>
          </table:table-cell>
          <table:table-cell office:value-type="string" calcext:value-type="string">
            <text:p>camp dOberhau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2-186-1-042T</text:p>
          </table:table-cell>
          <table:table-cell office:value-type="float" office:value="191861042" calcext:value-type="float">
            <text:p>191861042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2-187-1-041T</text:p>
          </table:table-cell>
          <table:table-cell office:value-type="float" office:value="191871041" calcext:value-type="float">
            <text:p>191871041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0-204-1-068T</text:p>
          </table:table-cell>
          <table:table-cell office:value-type="float" office:value="192041068" calcext:value-type="float">
            <text:p>19204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1-1-051T</text:p>
          </table:table-cell>
          <table:table-cell office:value-type="float" office:value="192011051" calcext:value-type="float">
            <text:p>192011051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1-1-053T</text:p>
          </table:table-cell>
          <table:table-cell office:value-type="float" office:value="192011053" calcext:value-type="float">
            <text:p>192011053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3-1-053T</text:p>
          </table:table-cell>
          <table:table-cell office:value-type="float" office:value="192031053" calcext:value-type="float">
            <text:p>192031053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5-1-067T</text:p>
          </table:table-cell>
          <table:table-cell office:value-type="float" office:value="192051067" calcext:value-type="float">
            <text:p>19205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6-1-046T</text:p>
          </table:table-cell>
          <table:table-cell office:value-type="float" office:value="192061046" calcext:value-type="float">
            <text:p>19206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6-1-068T</text:p>
          </table:table-cell>
          <table:table-cell office:value-type="float" office:value="192061068" calcext:value-type="float">
            <text:p>19206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7-1-047T</text:p>
          </table:table-cell>
          <table:table-cell office:value-type="float" office:value="192071047" calcext:value-type="float">
            <text:p>19207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37-1-041T</text:p>
          </table:table-cell>
          <table:table-cell office:value-type="float" office:value="192371041" calcext:value-type="float">
            <text:p>192371041</text:p>
          </table:table-cell>
          <table:table-cell office:value-type="string" calcext:value-type="string">
            <text:p>Enceinte milit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28T</text:p>
          </table:table-cell>
          <table:table-cell office:value-type="float" office:value="192681028" calcext:value-type="float">
            <text:p>192681028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29T</text:p>
          </table:table-cell>
          <table:table-cell office:value-type="float" office:value="192691029" calcext:value-type="float">
            <text:p>192691029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80-1-032T</text:p>
          </table:table-cell>
          <table:table-cell office:value-type="float" office:value="192801032" calcext:value-type="float">
            <text:p>192801032</text:p>
          </table:table-cell>
          <table:table-cell office:value-type="string" calcext:value-type="string">
            <text:p>camp dOberhau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8-181-1-135T</text:p>
          </table:table-cell>
          <table:table-cell office:value-type="float" office:value="241811135" calcext:value-type="float">
            <text:p>241811135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9-009-1-139T</text:p>
          </table:table-cell>
          <table:table-cell office:value-type="float" office:value="240091139" calcext:value-type="float">
            <text:p>240091139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9-021-1-141T</text:p>
          </table:table-cell>
          <table:table-cell office:value-type="float" office:value="240211141" calcext:value-type="float">
            <text:p>240211141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7-140-1-138T</text:p>
          </table:table-cell>
          <table:table-cell office:value-type="float" office:value="241401138" calcext:value-type="float">
            <text:p>241401138</text:p>
          </table:table-cell>
          <table:table-cell office:value-type="string" calcext:value-type="string">
            <text:p>terrain milit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6-065-1-137T</text:p>
          </table:table-cell>
          <table:table-cell office:value-type="float" office:value="240651137" calcext:value-type="float">
            <text:p>240651137</text:p>
          </table:table-cell>
          <table:table-cell office:value-type="string" calcext:value-type="string">
            <text:p>camp de coetquid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2-124-1-118T</text:p>
          </table:table-cell>
          <table:table-cell office:value-type="float" office:value="241241118" calcext:value-type="float">
            <text:p>241241118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8-1-090T</text:p>
          </table:table-cell>
          <table:table-cell office:value-type="float" office:value="241681090" calcext:value-type="float">
            <text:p>24168109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2-1-090T</text:p>
          </table:table-cell>
          <table:table-cell office:value-type="float" office:value="241621090" calcext:value-type="float">
            <text:p>241621090</text:p>
          </table:table-cell>
          <table:table-cell office:value-type="string" calcext:value-type="string">
            <text:p>service des essences des arm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8-182-1-136T</text:p>
          </table:table-cell>
          <table:table-cell office:value-type="float" office:value="191821136" calcext:value-type="float">
            <text:p>191821136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8-184-1-136T</text:p>
          </table:table-cell>
          <table:table-cell office:value-type="float" office:value="191841136" calcext:value-type="float">
            <text:p>191841136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8-150-1-104T</text:p>
          </table:table-cell>
          <table:table-cell office:value-type="float" office:value="191501104" calcext:value-type="float">
            <text:p>191501104</text:p>
          </table:table-cell>
          <table:table-cell office:value-type="string" calcext:value-type="string">
            <text:p>champ de t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7-134-1-146T</text:p>
          </table:table-cell>
          <table:table-cell office:value-type="float" office:value="191341146" calcext:value-type="float">
            <text:p>191341146</text:p>
          </table:table-cell>
          <table:table-cell office:value-type="string" calcext:value-type="string">
            <text:p>Le Ruc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2-125-1-119T</text:p>
          </table:table-cell>
          <table:table-cell office:value-type="float" office:value="191251119" calcext:value-type="float">
            <text:p>191251119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1-1-225T</text:p>
          </table:table-cell>
          <table:table-cell office:value-type="float" office:value="242611225" calcext:value-type="float">
            <text:p>242611225</text:p>
          </table:table-cell>
          <table:table-cell office:value-type="string" calcext:value-type="string">
            <text:p>camp des garrig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1-1-213T</text:p>
          </table:table-cell>
          <table:table-cell office:value-type="float" office:value="243111213" calcext:value-type="float">
            <text:p>24311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1-1-215T</text:p>
          </table:table-cell>
          <table:table-cell office:value-type="float" office:value="243111215" calcext:value-type="float">
            <text:p>243111215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3-1-215T</text:p>
          </table:table-cell>
          <table:table-cell office:value-type="float" office:value="243131215" calcext:value-type="float">
            <text:p>243131215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5-1-213T</text:p>
          </table:table-cell>
          <table:table-cell office:value-type="float" office:value="243151213" calcext:value-type="float">
            <text:p>24315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7-1-211T</text:p>
          </table:table-cell>
          <table:table-cell office:value-type="float" office:value="243171211" calcext:value-type="float">
            <text:p>243171211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7-1-213T</text:p>
          </table:table-cell>
          <table:table-cell office:value-type="float" office:value="243171213" calcext:value-type="float">
            <text:p>24317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60-1-188T</text:p>
          </table:table-cell>
          <table:table-cell office:value-type="float" office:value="192601188" calcext:value-type="float">
            <text:p>192601188</text:p>
          </table:table-cell>
          <table:table-cell office:value-type="string" calcext:value-type="string">
            <text:p>champ de tir de toul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2-234-1-230T</text:p>
          </table:table-cell>
          <table:table-cell office:value-type="float" office:value="192341230" calcext:value-type="float">
            <text:p>192341230</text:p>
          </table:table-cell>
          <table:table-cell office:value-type="string" calcext:value-type="string">
            <text:p>Camp d'instruction du Larz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7-1-231T</text:p>
          </table:table-cell>
          <table:table-cell office:value-type="float" office:value="192771231" calcext:value-type="float">
            <text:p>192771231</text:p>
          </table:table-cell>
          <table:table-cell office:value-type="string" calcext:value-type="string">
            <text:p>camp pyrotech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0-1-214T</text:p>
          </table:table-cell>
          <table:table-cell office:value-type="float" office:value="193101214" calcext:value-type="float">
            <text:p>19310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2-1-216T</text:p>
          </table:table-cell>
          <table:table-cell office:value-type="float" office:value="193121216" calcext:value-type="float">
            <text:p>193121216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4-1-214T</text:p>
          </table:table-cell>
          <table:table-cell office:value-type="float" office:value="193141214" calcext:value-type="float">
            <text:p>19314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6-1-214T</text:p>
          </table:table-cell>
          <table:table-cell office:value-type="float" office:value="193161214" calcext:value-type="float">
            <text:p>19316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8-1-212T</text:p>
          </table:table-cell>
          <table:table-cell office:value-type="float" office:value="193181212" calcext:value-type="float">
            <text:p>193181212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20-1-210T</text:p>
          </table:table-cell>
          <table:table-cell office:value-type="float" office:value="193201210" calcext:value-type="float">
            <text:p>193201210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5-1-195T</text:p>
          </table:table-cell>
          <table:table-cell office:value-type="float" office:value="241451195" calcext:value-type="float">
            <text:p>241451195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89-1-179T</text:p>
          </table:table-cell>
          <table:table-cell office:value-type="float" office:value="241891179" calcext:value-type="float">
            <text:p>241891179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0-1-180T</text:p>
          </table:table-cell>
          <table:table-cell office:value-type="float" office:value="241901180" calcext:value-type="float">
            <text:p>241901180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27-1-233T</text:p>
          </table:table-cell>
          <table:table-cell office:value-type="float" office:value="241271233" calcext:value-type="float">
            <text:p>241271233</text:p>
          </table:table-cell>
          <table:table-cell office:value-type="string" calcext:value-type="string">
            <text:p>camp de sou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5-1-251T</text:p>
          </table:table-cell>
          <table:table-cell office:value-type="float" office:value="241451251" calcext:value-type="float">
            <text:p>241451251</text:p>
          </table:table-cell>
          <table:table-cell office:value-type="string" calcext:value-type="string">
            <text:p>champ de tir et polygone d'essais de captie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1-1-251T</text:p>
          </table:table-cell>
          <table:table-cell office:value-type="float" office:value="241211251" calcext:value-type="float">
            <text:p>241211251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2-1-254T</text:p>
          </table:table-cell>
          <table:table-cell office:value-type="float" office:value="241221254" calcext:value-type="float">
            <text:p>241221254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2-1-256T</text:p>
          </table:table-cell>
          <table:table-cell office:value-type="float" office:value="241221256" calcext:value-type="float">
            <text:p>241221256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3-1-255T</text:p>
          </table:table-cell>
          <table:table-cell office:value-type="float" office:value="241231255" calcext:value-type="float">
            <text:p>241231255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4-1-232T</text:p>
          </table:table-cell>
          <table:table-cell office:value-type="float" office:value="241941232" calcext:value-type="float">
            <text:p>241941232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2-195-1-233T</text:p>
          </table:table-cell>
          <table:table-cell office:value-type="float" office:value="241951233" calcext:value-type="float">
            <text:p>241951233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0-1-180T</text:p>
          </table:table-cell>
          <table:table-cell office:value-type="float" office:value="191901180" calcext:value-type="float">
            <text:p>191901180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1-1-181T</text:p>
          </table:table-cell>
          <table:table-cell office:value-type="float" office:value="191911181" calcext:value-type="float">
            <text:p>191911181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3-1-181T</text:p>
          </table:table-cell>
          <table:table-cell office:value-type="float" office:value="191931181" calcext:value-type="float">
            <text:p>191931181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2-194-1-234T</text:p>
          </table:table-cell>
          <table:table-cell office:value-type="float" office:value="191941234" calcext:value-type="float">
            <text:p>191941234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</table:table>
      <table:table table:name="Protection de biotope" table:style-name="ta1"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0-1-142T</text:p>
          </table:table-cell>
          <table:table-cell office:value-type="float" office:value="242601142" calcext:value-type="float">
            <text:p>242601142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5-1-149T</text:p>
          </table:table-cell>
          <table:table-cell office:value-type="float" office:value="242651149" calcext:value-type="float">
            <text:p>242651149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50T</text:p>
          </table:table-cell>
          <table:table-cell office:value-type="float" office:value="242681150" calcext:value-type="float">
            <text:p>242681150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3-217-1-161T</text:p>
          </table:table-cell>
          <table:table-cell office:value-type="float" office:value="242171161" calcext:value-type="float">
            <text:p>242171161</text:p>
          </table:table-cell>
          <table:table-cell office:value-type="string" calcext:value-type="string">
            <text:p>Ecrevisse à pieds blancs et espèces patrimoniales associé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9-1-205T</text:p>
          </table:table-cell>
          <table:table-cell office:value-type="float" office:value="242591205" calcext:value-type="float">
            <text:p>242591205</text:p>
          </table:table-cell>
          <table:table-cell office:value-type="string" calcext:value-type="string">
            <text:p>Massif de la dent de Rez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1-1-101T</text:p>
          </table:table-cell>
          <table:table-cell office:value-type="float" office:value="242611101" calcext:value-type="float">
            <text:p>242611101</text:p>
          </table:table-cell>
          <table:table-cell office:value-type="string" calcext:value-type="string">
            <text:p>Marais De Saô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6-1-104T</text:p>
          </table:table-cell>
          <table:table-cell office:value-type="float" office:value="242661104" calcext:value-type="float">
            <text:p>242661104</text:p>
          </table:table-cell>
          <table:table-cell office:value-type="string" calcext:value-type="string">
            <text:p>Corniches Calcaires Du Département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8-1-112T</text:p>
          </table:table-cell>
          <table:table-cell office:value-type="float" office:value="242681112" calcext:value-type="float">
            <text:p>242681112</text:p>
          </table:table-cell>
          <table:table-cell office:value-type="string" calcext:value-type="string">
            <text:p>Bassin Du Drugeon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089T</text:p>
          </table:table-cell>
          <table:table-cell office:value-type="float" office:value="242731089" calcext:value-type="float">
            <text:p>242731089</text:p>
          </table:table-cell>
          <table:table-cell office:value-type="string" calcext:value-type="string">
            <text:p>Ecrevisse À Pattes Blanches Et Faune Patrimoniale Associée (25)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113T</text:p>
          </table:table-cell>
          <table:table-cell office:value-type="float" office:value="242731113" calcext:value-type="float">
            <text:p>242731113</text:p>
          </table:table-cell>
          <table:table-cell office:value-type="string" calcext:value-type="string">
            <text:p>Corniches Calcaires Du Département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65-1-155T</text:p>
          </table:table-cell>
          <table:table-cell office:value-type="float" office:value="242651155" calcext:value-type="float">
            <text:p>242651155</text:p>
          </table:table-cell>
          <table:table-cell office:value-type="string" calcext:value-type="string">
            <text:p>Marais des Ecorré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2-1-168T</text:p>
          </table:table-cell>
          <table:table-cell office:value-type="float" office:value="242721168" calcext:value-type="float">
            <text:p>242721168</text:p>
          </table:table-cell>
          <table:table-cell office:value-type="string" calcext:value-type="string">
            <text:p>Etang De Mai Et Boucle Des Moil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72T</text:p>
          </table:table-cell>
          <table:table-cell office:value-type="float" office:value="242781172" calcext:value-type="float">
            <text:p>242781172</text:p>
          </table:table-cell>
          <table:table-cell office:value-type="string" calcext:value-type="string">
            <text:p>Colline De Comboir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0T</text:p>
          </table:table-cell>
          <table:table-cell office:value-type="float" office:value="242661130" calcext:value-type="float">
            <text:p>242661130</text:p>
          </table:table-cell>
          <table:table-cell office:value-type="string" calcext:value-type="string">
            <text:p>Corniches Calcaires Du Departement Du 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2T</text:p>
          </table:table-cell>
          <table:table-cell office:value-type="float" office:value="242701122" calcext:value-type="float">
            <text:p>242701122</text:p>
          </table:table-cell>
          <table:table-cell office:value-type="string" calcext:value-type="string">
            <text:p>Forêts d'altitude du 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6T</text:p>
          </table:table-cell>
          <table:table-cell office:value-type="float" office:value="242701126" calcext:value-type="float">
            <text:p>242701126</text:p>
          </table:table-cell>
          <table:table-cell office:value-type="string" calcext:value-type="string">
            <text:p>Forêts d'altitude du 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79-1-129T</text:p>
          </table:table-cell>
          <table:table-cell office:value-type="float" office:value="242791129" calcext:value-type="float">
            <text:p>242791129</text:p>
          </table:table-cell>
          <table:table-cell office:value-type="string" calcext:value-type="string">
            <text:p>Marais De Fully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5-1-131T</text:p>
          </table:table-cell>
          <table:table-cell office:value-type="float" office:value="242851131" calcext:value-type="float">
            <text:p>242851131</text:p>
          </table:table-cell>
          <table:table-cell office:value-type="string" calcext:value-type="string">
            <text:p>Tourbieres De Sommand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61-1-137T</text:p>
          </table:table-cell>
          <table:table-cell office:value-type="float" office:value="192611137" calcext:value-type="float">
            <text:p>192611137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62-1-150T</text:p>
          </table:table-cell>
          <table:table-cell office:value-type="float" office:value="192621150" calcext:value-type="float">
            <text:p>192621150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29T</text:p>
          </table:table-cell>
          <table:table-cell office:value-type="float" office:value="192711129" calcext:value-type="float">
            <text:p>192711129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3-211-1-153T</text:p>
          </table:table-cell>
          <table:table-cell office:value-type="float" office:value="192111153" calcext:value-type="float">
            <text:p>192111153</text:p>
          </table:table-cell>
          <table:table-cell office:value-type="string" calcext:value-type="string">
            <text:p>Rivière Alli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1-1-161T</text:p>
          </table:table-cell>
          <table:table-cell office:value-type="float" office:value="192711161" calcext:value-type="float">
            <text:p>192711161</text:p>
          </table:table-cell>
          <table:table-cell office:value-type="string" calcext:value-type="string">
            <text:p>Marais du Clandon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3-1-169T</text:p>
          </table:table-cell>
          <table:table-cell office:value-type="float" office:value="192731169" calcext:value-type="float">
            <text:p>192731169</text:p>
          </table:table-cell>
          <table:table-cell office:value-type="string" calcext:value-type="string">
            <text:p>Etang De Mai Et Boucle Des Moil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9-242-1-150T</text:p>
          </table:table-cell>
          <table:table-cell office:value-type="float" office:value="192421150" calcext:value-type="float">
            <text:p>192421150</text:p>
          </table:table-cell>
          <table:table-cell office:value-type="string" calcext:value-type="string">
            <text:p>La croix Rosier et la croix de Saburin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1-247-1-117T</text:p>
          </table:table-cell>
          <table:table-cell office:value-type="float" office:value="192471117" calcext:value-type="float">
            <text:p>192471117</text:p>
          </table:table-cell>
          <table:table-cell office:value-type="string" calcext:value-type="string">
            <text:p>Basse Vallée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4-278-1-134T</text:p>
          </table:table-cell>
          <table:table-cell office:value-type="float" office:value="192781134" calcext:value-type="float">
            <text:p>192781134</text:p>
          </table:table-cell>
          <table:table-cell office:value-type="string" calcext:value-type="string">
            <text:p>Le Petit Salev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58-1-094T</text:p>
          </table:table-cell>
          <table:table-cell office:value-type="float" office:value="242581094" calcext:value-type="float">
            <text:p>242581094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2-1-088T</text:p>
          </table:table-cell>
          <table:table-cell office:value-type="float" office:value="242621088" calcext:value-type="float">
            <text:p>242621088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6-1-074T</text:p>
          </table:table-cell>
          <table:table-cell office:value-type="float" office:value="242661074" calcext:value-type="float">
            <text:p>242661074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9-1-075T</text:p>
          </table:table-cell>
          <table:table-cell office:value-type="float" office:value="242691075" calcext:value-type="float">
            <text:p>242691075</text:p>
          </table:table-cell>
          <table:table-cell office:value-type="string" calcext:value-type="string">
            <text:p>Forêt De Saint-Antoin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8-269-1-063T</text:p>
          </table:table-cell>
          <table:table-cell office:value-type="float" office:value="242691063" calcext:value-type="float">
            <text:p>242691063</text:p>
          </table:table-cell>
          <table:table-cell office:value-type="string" calcext:value-type="string">
            <text:p>Foret Domaniale De La Haute-Meurth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9-206-1-110T</text:p>
          </table:table-cell>
          <table:table-cell office:value-type="float" office:value="242061110" calcext:value-type="float">
            <text:p>242061110</text:p>
          </table:table-cell>
          <table:table-cell office:value-type="string" calcext:value-type="string">
            <text:p>Ruisseau De Vernier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105T</text:p>
          </table:table-cell>
          <table:table-cell office:value-type="float" office:value="192231105" calcext:value-type="float">
            <text:p>192231105</text:p>
          </table:table-cell>
          <table:table-cell office:value-type="string" calcext:value-type="string">
            <text:p>Corniches Calcaires Du Département De La Côte D'Or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9T</text:p>
          </table:table-cell>
          <table:table-cell office:value-type="float" office:value="192331089" calcext:value-type="float">
            <text:p>192331089</text:p>
          </table:table-cell>
          <table:table-cell office:value-type="string" calcext:value-type="string">
            <text:p>Marais Du Plateau De Langres À Auberive, Aujeurres, Perrogney-Les-Fontaines, Poinson-Lys-Grancey, Praslay, Rochetaillne, Saint-Loup-Sur-Aujon, Ternat &amp; Vauxbons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5-232-1-052T</text:p>
          </table:table-cell>
          <table:table-cell office:value-type="float" office:value="192321052" calcext:value-type="float">
            <text:p>192321052</text:p>
          </table:table-cell>
          <table:table-cell office:value-type="string" calcext:value-type="string">
            <text:p>Prairies, Etangs Et Bois Du Secteur De La Ferme De Bricourt En Woevr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39-1-043T</text:p>
          </table:table-cell>
          <table:table-cell office:value-type="float" office:value="192391043" calcext:value-type="float">
            <text:p>192391043</text:p>
          </table:table-cell>
          <table:table-cell office:value-type="string" calcext:value-type="string">
            <text:p>Pelouses Calcaires De Lorry-Mardigny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9-176-1-016T</text:p>
          </table:table-cell>
          <table:table-cell office:value-type="float" office:value="191761016" calcext:value-type="float">
            <text:p>191761016</text:p>
          </table:table-cell>
          <table:table-cell office:value-type="string" calcext:value-type="string">
            <text:p>Massif Forestier De La Lanièr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0-269-1-075T</text:p>
          </table:table-cell>
          <table:table-cell office:value-type="float" office:value="192691075" calcext:value-type="float">
            <text:p>192691075</text:p>
          </table:table-cell>
          <table:table-cell office:value-type="string" calcext:value-type="string">
            <text:p>Forêt De Saint-Antoin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0-269-1-083T</text:p>
          </table:table-cell>
          <table:table-cell office:value-type="float" office:value="192691083" calcext:value-type="float">
            <text:p>192691083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51-1-075T</text:p>
          </table:table-cell>
          <table:table-cell office:value-type="float" office:value="192511075" calcext:value-type="float">
            <text:p>192511075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0-1-064T</text:p>
          </table:table-cell>
          <table:table-cell office:value-type="float" office:value="192701064" calcext:value-type="float">
            <text:p>192701064</text:p>
          </table:table-cell>
          <table:table-cell office:value-type="string" calcext:value-type="string">
            <text:p>Foret Domaniale De La Haute-Meurth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1-1-071T</text:p>
          </table:table-cell>
          <table:table-cell office:value-type="float" office:value="192711071" calcext:value-type="float">
            <text:p>192711071</text:p>
          </table:table-cell>
          <table:table-cell office:value-type="string" calcext:value-type="string">
            <text:p>Drumont Tete De Fellering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9-206-1-114T</text:p>
          </table:table-cell>
          <table:table-cell office:value-type="float" office:value="192061114" calcext:value-type="float">
            <text:p>192061114</text:p>
          </table:table-cell>
          <table:table-cell office:value-type="string" calcext:value-type="string">
            <text:p>Ruisseau De Fontenay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9-207-1-111T</text:p>
          </table:table-cell>
          <table:table-cell office:value-type="float" office:value="192071111" calcext:value-type="float">
            <text:p>192071111</text:p>
          </table:table-cell>
          <table:table-cell office:value-type="string" calcext:value-type="string">
            <text:p>Ruisseau De Vernier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4-093-1-091T</text:p>
          </table:table-cell>
          <table:table-cell office:value-type="float" office:value="240931091" calcext:value-type="float">
            <text:p>240931091</text:p>
          </table:table-cell>
          <table:table-cell office:value-type="string" calcext:value-type="string">
            <text:p>Bassin Hydrographique Du Ruisseau Du Vingt Bec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1-164-1-124T</text:p>
          </table:table-cell>
          <table:table-cell office:value-type="float" office:value="241641124" calcext:value-type="float">
            <text:p>241641124</text:p>
          </table:table-cell>
          <table:table-cell office:value-type="string" calcext:value-type="string">
            <text:p>Etangs De Saint Viatr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9-024-1-134T</text:p>
          </table:table-cell>
          <table:table-cell office:value-type="float" office:value="190241134" calcext:value-type="float">
            <text:p>190241134</text:p>
          </table:table-cell>
          <table:table-cell office:value-type="string" calcext:value-type="string">
            <text:p>Landes Tourbeuses De Roudouhir &amp; Du Libist / Lanneier Ha Taouarc'Hegi Eus Ar Roudouhir Hag Al Libist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6-154-1-170T</text:p>
          </table:table-cell>
          <table:table-cell office:value-type="float" office:value="191541170" calcext:value-type="float">
            <text:p>191541170</text:p>
          </table:table-cell>
          <table:table-cell office:value-type="string" calcext:value-type="string">
            <text:p>Landes De Sainte-Mari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05-1-189T</text:p>
          </table:table-cell>
          <table:table-cell office:value-type="float" office:value="243051189" calcext:value-type="float">
            <text:p>243051189</text:p>
          </table:table-cell>
          <table:table-cell office:value-type="string" calcext:value-type="string">
            <text:p>Plateau de Dormillous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9-195-1-283T</text:p>
          </table:table-cell>
          <table:table-cell office:value-type="float" office:value="241951283" calcext:value-type="float">
            <text:p>241951283</text:p>
          </table:table-cell>
          <table:table-cell office:value-type="string" calcext:value-type="string">
            <text:p>Falaises De Sourroqu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7-1-215T</text:p>
          </table:table-cell>
          <table:table-cell office:value-type="float" office:value="242571215" calcext:value-type="float">
            <text:p>242571215</text:p>
          </table:table-cell>
          <table:table-cell office:value-type="string" calcext:value-type="string">
            <text:p>Mont Bouquet Nord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7T</text:p>
          </table:table-cell>
          <table:table-cell office:value-type="float" office:value="242811207" calcext:value-type="float">
            <text:p>242811207</text:p>
          </table:table-cell>
          <table:table-cell office:value-type="string" calcext:value-type="string">
            <text:p>Partie sommitale du Mont Ventoux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21T</text:p>
          </table:table-cell>
          <table:table-cell office:value-type="float" office:value="242811221" calcext:value-type="float">
            <text:p>242811221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21T</text:p>
          </table:table-cell>
          <table:table-cell office:value-type="float" office:value="242831221" calcext:value-type="float">
            <text:p>242831221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9T</text:p>
          </table:table-cell>
          <table:table-cell office:value-type="float" office:value="242871219" calcext:value-type="float">
            <text:p>242871219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56-1-206T</text:p>
          </table:table-cell>
          <table:table-cell office:value-type="float" office:value="192561206" calcext:value-type="float">
            <text:p>192561206</text:p>
          </table:table-cell>
          <table:table-cell office:value-type="string" calcext:value-type="string">
            <text:p>Rivière Ardèch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6-1-226T</text:p>
          </table:table-cell>
          <table:table-cell office:value-type="float" office:value="192761226" calcext:value-type="float">
            <text:p>192761226</text:p>
          </table:table-cell>
          <table:table-cell office:value-type="string" calcext:value-type="string">
            <text:p>Plateau de la Caume et des vallons de Valrugue et St-Clerg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8-1-216T</text:p>
          </table:table-cell>
          <table:table-cell office:value-type="float" office:value="192581216" calcext:value-type="float">
            <text:p>192581216</text:p>
          </table:table-cell>
          <table:table-cell office:value-type="string" calcext:value-type="string">
            <text:p>Mont Bouquet Nord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24T</text:p>
          </table:table-cell>
          <table:table-cell office:value-type="float" office:value="192621224" calcext:value-type="float">
            <text:p>192621224</text:p>
          </table:table-cell>
          <table:table-cell office:value-type="string" calcext:value-type="string">
            <text:p>Gorges Du Gard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22T</text:p>
          </table:table-cell>
          <table:table-cell office:value-type="float" office:value="192821222" calcext:value-type="float">
            <text:p>192821222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1-191-1-255T</text:p>
          </table:table-cell>
          <table:table-cell office:value-type="float" office:value="241911255" calcext:value-type="float">
            <text:p>241911255</text:p>
          </table:table-cell>
          <table:table-cell office:value-type="string" calcext:value-type="string">
            <text:p>Ramier De Bigorr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2-186-1-244T</text:p>
          </table:table-cell>
          <table:table-cell office:value-type="float" office:value="241861244" calcext:value-type="float">
            <text:p>241861244</text:p>
          </table:table-cell>
          <table:table-cell office:value-type="string" calcext:value-type="string">
            <text:p>Sections Du Cours De La Garonne, Du Tarn, De L'Aveyron Et Du Viaur Dans Leur Traversée Du Département Du Tarn-Et-Garonn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87T</text:p>
          </table:table-cell>
          <table:table-cell office:value-type="float" office:value="191891187" calcext:value-type="float">
            <text:p>191891187</text:p>
          </table:table-cell>
          <table:table-cell office:value-type="string" calcext:value-type="string">
            <text:p>Tourbière Du Longeyroux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1-192-1-256T</text:p>
          </table:table-cell>
          <table:table-cell office:value-type="float" office:value="191921256" calcext:value-type="float">
            <text:p>191921256</text:p>
          </table:table-cell>
          <table:table-cell office:value-type="string" calcext:value-type="string">
            <text:p>Biotopes Nécessaires À La Reproduction, Au Repos Et À La Survie De Poissons Migrateurs Sur La Garonne À L'Aval De Toulous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9-118-1-183T</text:p>
          </table:table-cell>
          <table:table-cell office:value-type="float" office:value="191181183" calcext:value-type="float">
            <text:p>191181183</text:p>
          </table:table-cell>
          <table:table-cell office:value-type="string" calcext:value-type="string">
            <text:p>Venise Verte</text:p>
          </table:table-cell>
        </table:table-row>
      </table:table>
      <table:table table:name="Parcs nationaux" table:style-name="ta1">
        <table:table-column table:style-name="co7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11T</text:p>
          </table:table-cell>
          <table:table-cell office:value-type="float" office:value="242531211" calcext:value-type="float">
            <text:p>24253121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7-1-171T</text:p>
          </table:table-cell>
          <table:table-cell office:value-type="float" office:value="242871171" calcext:value-type="float">
            <text:p>24287117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8-1-172T</text:p>
          </table:table-cell>
          <table:table-cell office:value-type="float" office:value="242881172" calcext:value-type="float">
            <text:p>242881172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9-1-173T</text:p>
          </table:table-cell>
          <table:table-cell office:value-type="float" office:value="242891173" calcext:value-type="float">
            <text:p>24289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9-1-177T</text:p>
          </table:table-cell>
          <table:table-cell office:value-type="float" office:value="242891177" calcext:value-type="float">
            <text:p>242891177</text:p>
          </table:table-cell>
          <table:table-cell office:value-type="string" calcext:value-type="string">
            <text:p>Ecr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0-1-176T</text:p>
          </table:table-cell>
          <table:table-cell office:value-type="float" office:value="242901176" calcext:value-type="float">
            <text:p>242901176</text:p>
          </table:table-cell>
          <table:table-cell office:value-type="string" calcext:value-type="string">
            <text:p>Ecr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1-1-171T</text:p>
          </table:table-cell>
          <table:table-cell office:value-type="float" office:value="242911171" calcext:value-type="float">
            <text:p>24291117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1-1-173T</text:p>
          </table:table-cell>
          <table:table-cell office:value-type="float" office:value="242911173" calcext:value-type="float">
            <text:p>24291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3-299-1-157T</text:p>
          </table:table-cell>
          <table:table-cell office:value-type="float" office:value="242991157" calcext:value-type="float">
            <text:p>242991157</text:p>
          </table:table-cell>
          <table:table-cell office:value-type="string" calcext:value-type="string">
            <text:p>Va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88-1-172T</text:p>
          </table:table-cell>
          <table:table-cell office:value-type="float" office:value="192881172" calcext:value-type="float">
            <text:p>192881172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90-1-178T</text:p>
          </table:table-cell>
          <table:table-cell office:value-type="float" office:value="192901178" calcext:value-type="float">
            <text:p>192901178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3-300-1-150T</text:p>
          </table:table-cell>
          <table:table-cell office:value-type="float" office:value="193001150" calcext:value-type="float">
            <text:p>193001150</text:p>
          </table:table-cell>
          <table:table-cell office:value-type="string" calcext:value-type="string">
            <text:p>Vanoise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52-230-1-091R</text:p>
          </table:table-cell>
          <table:table-cell office:value-type="float" office:value="192301091" calcext:value-type="float">
            <text:p>19230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0-1-094T</text:p>
          </table:table-cell>
          <table:table-cell office:value-type="float" office:value="242201094" calcext:value-type="float">
            <text:p>24220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3T</text:p>
          </table:table-cell>
          <table:table-cell office:value-type="float" office:value="242211093" calcext:value-type="float">
            <text:p>24221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5T</text:p>
          </table:table-cell>
          <table:table-cell office:value-type="float" office:value="242211095" calcext:value-type="float">
            <text:p>24221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7T</text:p>
          </table:table-cell>
          <table:table-cell office:value-type="float" office:value="242211097" calcext:value-type="float">
            <text:p>2422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88T</text:p>
          </table:table-cell>
          <table:table-cell office:value-type="float" office:value="242221088" calcext:value-type="float">
            <text:p>2422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2T</text:p>
          </table:table-cell>
          <table:table-cell office:value-type="float" office:value="242221092" calcext:value-type="float">
            <text:p>2422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4T</text:p>
          </table:table-cell>
          <table:table-cell office:value-type="float" office:value="242221094" calcext:value-type="float">
            <text:p>24222109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6T</text:p>
          </table:table-cell>
          <table:table-cell office:value-type="float" office:value="242221096" calcext:value-type="float">
            <text:p>24222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3-1-091T</text:p>
          </table:table-cell>
          <table:table-cell office:value-type="float" office:value="242231091" calcext:value-type="float">
            <text:p>24223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3-1-095T</text:p>
          </table:table-cell>
          <table:table-cell office:value-type="float" office:value="242231095" calcext:value-type="float">
            <text:p>24223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0T</text:p>
          </table:table-cell>
          <table:table-cell office:value-type="float" office:value="242241090" calcext:value-type="float">
            <text:p>2422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2T</text:p>
          </table:table-cell>
          <table:table-cell office:value-type="float" office:value="242241092" calcext:value-type="float">
            <text:p>24224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4T</text:p>
          </table:table-cell>
          <table:table-cell office:value-type="float" office:value="242241094" calcext:value-type="float">
            <text:p>24224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1T</text:p>
          </table:table-cell>
          <table:table-cell office:value-type="float" office:value="242251091" calcext:value-type="float">
            <text:p>24225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3T</text:p>
          </table:table-cell>
          <table:table-cell office:value-type="float" office:value="242251093" calcext:value-type="float">
            <text:p>24225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5T</text:p>
          </table:table-cell>
          <table:table-cell office:value-type="float" office:value="242251095" calcext:value-type="float">
            <text:p>24225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88T</text:p>
          </table:table-cell>
          <table:table-cell office:value-type="float" office:value="242261088" calcext:value-type="float">
            <text:p>24226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0T</text:p>
          </table:table-cell>
          <table:table-cell office:value-type="float" office:value="242261090" calcext:value-type="float">
            <text:p>242261090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2T</text:p>
          </table:table-cell>
          <table:table-cell office:value-type="float" office:value="242261092" calcext:value-type="float">
            <text:p>24226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4T</text:p>
          </table:table-cell>
          <table:table-cell office:value-type="float" office:value="242261094" calcext:value-type="float">
            <text:p>24226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6T</text:p>
          </table:table-cell>
          <table:table-cell office:value-type="float" office:value="242261096" calcext:value-type="float">
            <text:p>24226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7-1-091T</text:p>
          </table:table-cell>
          <table:table-cell office:value-type="float" office:value="242271091" calcext:value-type="float">
            <text:p>24227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7-1-095T</text:p>
          </table:table-cell>
          <table:table-cell office:value-type="float" office:value="242271095" calcext:value-type="float">
            <text:p>24227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8-1-096T</text:p>
          </table:table-cell>
          <table:table-cell office:value-type="float" office:value="242281096" calcext:value-type="float">
            <text:p>24228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3-1-083T</text:p>
          </table:table-cell>
          <table:table-cell office:value-type="float" office:value="242231083" calcext:value-type="float">
            <text:p>2422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4-1-082T</text:p>
          </table:table-cell>
          <table:table-cell office:value-type="float" office:value="242241082" calcext:value-type="float">
            <text:p>24224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4-1-084T</text:p>
          </table:table-cell>
          <table:table-cell office:value-type="float" office:value="242241084" calcext:value-type="float">
            <text:p>24224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5-1-083T</text:p>
          </table:table-cell>
          <table:table-cell office:value-type="float" office:value="242251083" calcext:value-type="float">
            <text:p>24225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2T</text:p>
          </table:table-cell>
          <table:table-cell office:value-type="float" office:value="242261082" calcext:value-type="float">
            <text:p>24226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4T</text:p>
          </table:table-cell>
          <table:table-cell office:value-type="float" office:value="242261084" calcext:value-type="float">
            <text:p>24226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6T</text:p>
          </table:table-cell>
          <table:table-cell office:value-type="float" office:value="242261086" calcext:value-type="float">
            <text:p>24226108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7-1-083T</text:p>
          </table:table-cell>
          <table:table-cell office:value-type="float" office:value="242271083" calcext:value-type="float">
            <text:p>24227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8-1-084T</text:p>
          </table:table-cell>
          <table:table-cell office:value-type="float" office:value="242281084" calcext:value-type="float">
            <text:p>24228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8-1-086T</text:p>
          </table:table-cell>
          <table:table-cell office:value-type="float" office:value="242281086" calcext:value-type="float">
            <text:p>242281086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3T</text:p>
          </table:table-cell>
          <table:table-cell office:value-type="float" office:value="242291083" calcext:value-type="float">
            <text:p>24229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5T</text:p>
          </table:table-cell>
          <table:table-cell office:value-type="float" office:value="242291085" calcext:value-type="float">
            <text:p>24229108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7T</text:p>
          </table:table-cell>
          <table:table-cell office:value-type="float" office:value="242291087" calcext:value-type="float">
            <text:p>242291087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9T</text:p>
          </table:table-cell>
          <table:table-cell office:value-type="float" office:value="242291089" calcext:value-type="float">
            <text:p>242291089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0-1-084T</text:p>
          </table:table-cell>
          <table:table-cell office:value-type="float" office:value="242301084" calcext:value-type="float">
            <text:p>24230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0-1-088T</text:p>
          </table:table-cell>
          <table:table-cell office:value-type="float" office:value="242301088" calcext:value-type="float">
            <text:p>24230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1-1-083T</text:p>
          </table:table-cell>
          <table:table-cell office:value-type="float" office:value="242311083" calcext:value-type="float">
            <text:p>24231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1-1-091T</text:p>
          </table:table-cell>
          <table:table-cell office:value-type="float" office:value="242311091" calcext:value-type="float">
            <text:p>24231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82T</text:p>
          </table:table-cell>
          <table:table-cell office:value-type="float" office:value="242321082" calcext:value-type="float">
            <text:p>24232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90T</text:p>
          </table:table-cell>
          <table:table-cell office:value-type="float" office:value="242321090" calcext:value-type="float">
            <text:p>24232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92T</text:p>
          </table:table-cell>
          <table:table-cell office:value-type="float" office:value="242321092" calcext:value-type="float">
            <text:p>2423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83T</text:p>
          </table:table-cell>
          <table:table-cell office:value-type="float" office:value="242331083" calcext:value-type="float">
            <text:p>2423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89T</text:p>
          </table:table-cell>
          <table:table-cell office:value-type="float" office:value="242331089" calcext:value-type="float">
            <text:p>24233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91T</text:p>
          </table:table-cell>
          <table:table-cell office:value-type="float" office:value="242331091" calcext:value-type="float">
            <text:p>24233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4-1-082T</text:p>
          </table:table-cell>
          <table:table-cell office:value-type="float" office:value="242341082" calcext:value-type="float">
            <text:p>24234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4-1-090T</text:p>
          </table:table-cell>
          <table:table-cell office:value-type="float" office:value="242341090" calcext:value-type="float">
            <text:p>2423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6-1-092T</text:p>
          </table:table-cell>
          <table:table-cell office:value-type="float" office:value="242361092" calcext:value-type="float">
            <text:p>24236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0-1-096T</text:p>
          </table:table-cell>
          <table:table-cell office:value-type="float" office:value="192201096" calcext:value-type="float">
            <text:p>19220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1T</text:p>
          </table:table-cell>
          <table:table-cell office:value-type="float" office:value="192211091" calcext:value-type="float">
            <text:p>19221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3T</text:p>
          </table:table-cell>
          <table:table-cell office:value-type="float" office:value="192211093" calcext:value-type="float">
            <text:p>19221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5T</text:p>
          </table:table-cell>
          <table:table-cell office:value-type="float" office:value="192211095" calcext:value-type="float">
            <text:p>19221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7T</text:p>
          </table:table-cell>
          <table:table-cell office:value-type="float" office:value="192211097" calcext:value-type="float">
            <text:p>1922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88T</text:p>
          </table:table-cell>
          <table:table-cell office:value-type="float" office:value="192221088" calcext:value-type="float">
            <text:p>1922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0T</text:p>
          </table:table-cell>
          <table:table-cell office:value-type="float" office:value="192221090" calcext:value-type="float">
            <text:p>192221090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4T</text:p>
          </table:table-cell>
          <table:table-cell office:value-type="float" office:value="192221094" calcext:value-type="float">
            <text:p>19222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6T</text:p>
          </table:table-cell>
          <table:table-cell office:value-type="float" office:value="192221096" calcext:value-type="float">
            <text:p>19222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093T</text:p>
          </table:table-cell>
          <table:table-cell office:value-type="float" office:value="192231093" calcext:value-type="float">
            <text:p>19223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095T</text:p>
          </table:table-cell>
          <table:table-cell office:value-type="float" office:value="192231095" calcext:value-type="float">
            <text:p>19223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89T</text:p>
          </table:table-cell>
          <table:table-cell office:value-type="float" office:value="192251089" calcext:value-type="float">
            <text:p>19225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1T</text:p>
          </table:table-cell>
          <table:table-cell office:value-type="float" office:value="192251091" calcext:value-type="float">
            <text:p>19225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3T</text:p>
          </table:table-cell>
          <table:table-cell office:value-type="float" office:value="192251093" calcext:value-type="float">
            <text:p>19225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5T</text:p>
          </table:table-cell>
          <table:table-cell office:value-type="float" office:value="192251095" calcext:value-type="float">
            <text:p>19225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6-1-094T</text:p>
          </table:table-cell>
          <table:table-cell office:value-type="float" office:value="192261094" calcext:value-type="float">
            <text:p>19226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7-1-089T</text:p>
          </table:table-cell>
          <table:table-cell office:value-type="float" office:value="192271089" calcext:value-type="float">
            <text:p>19227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7-1-097T</text:p>
          </table:table-cell>
          <table:table-cell office:value-type="float" office:value="192271097" calcext:value-type="float">
            <text:p>19227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8-1-092T</text:p>
          </table:table-cell>
          <table:table-cell office:value-type="float" office:value="192281092" calcext:value-type="float">
            <text:p>19228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1-1-097T</text:p>
          </table:table-cell>
          <table:table-cell office:value-type="float" office:value="192311097" calcext:value-type="float">
            <text:p>1923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1-1-099T</text:p>
          </table:table-cell>
          <table:table-cell office:value-type="float" office:value="192311099" calcext:value-type="float">
            <text:p>192311099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3-1-097T</text:p>
          </table:table-cell>
          <table:table-cell office:value-type="float" office:value="192331097" calcext:value-type="float">
            <text:p>19233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6-1-084T</text:p>
          </table:table-cell>
          <table:table-cell office:value-type="float" office:value="192261084" calcext:value-type="float">
            <text:p>19226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6-1-086T</text:p>
          </table:table-cell>
          <table:table-cell office:value-type="float" office:value="192261086" calcext:value-type="float">
            <text:p>19226108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7-1-083T</text:p>
          </table:table-cell>
          <table:table-cell office:value-type="float" office:value="192271083" calcext:value-type="float">
            <text:p>19227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8-1-084T</text:p>
          </table:table-cell>
          <table:table-cell office:value-type="float" office:value="192281084" calcext:value-type="float">
            <text:p>19228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8-1-088T</text:p>
          </table:table-cell>
          <table:table-cell office:value-type="float" office:value="192281088" calcext:value-type="float">
            <text:p>19228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5T</text:p>
          </table:table-cell>
          <table:table-cell office:value-type="float" office:value="192291085" calcext:value-type="float">
            <text:p>19229108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7T</text:p>
          </table:table-cell>
          <table:table-cell office:value-type="float" office:value="192291087" calcext:value-type="float">
            <text:p>192291087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9T</text:p>
          </table:table-cell>
          <table:table-cell office:value-type="float" office:value="192291089" calcext:value-type="float">
            <text:p>19229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88T</text:p>
          </table:table-cell>
          <table:table-cell office:value-type="float" office:value="192301088" calcext:value-type="float">
            <text:p>19230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90T</text:p>
          </table:table-cell>
          <table:table-cell office:value-type="float" office:value="192301090" calcext:value-type="float">
            <text:p>19230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92T</text:p>
          </table:table-cell>
          <table:table-cell office:value-type="float" office:value="192301092" calcext:value-type="float">
            <text:p>19230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1-1-091T</text:p>
          </table:table-cell>
          <table:table-cell office:value-type="float" office:value="192311091" calcext:value-type="float">
            <text:p>19231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88T</text:p>
          </table:table-cell>
          <table:table-cell office:value-type="float" office:value="192321088" calcext:value-type="float">
            <text:p>1923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92T</text:p>
          </table:table-cell>
          <table:table-cell office:value-type="float" office:value="192321092" calcext:value-type="float">
            <text:p>1923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3T</text:p>
          </table:table-cell>
          <table:table-cell office:value-type="float" office:value="192331083" calcext:value-type="float">
            <text:p>1923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7T</text:p>
          </table:table-cell>
          <table:table-cell office:value-type="float" office:value="192331087" calcext:value-type="float">
            <text:p>19233108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9T</text:p>
          </table:table-cell>
          <table:table-cell office:value-type="float" office:value="192331089" calcext:value-type="float">
            <text:p>19233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93T</text:p>
          </table:table-cell>
          <table:table-cell office:value-type="float" office:value="192331093" calcext:value-type="float">
            <text:p>19233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84T</text:p>
          </table:table-cell>
          <table:table-cell office:value-type="float" office:value="192341084" calcext:value-type="float">
            <text:p>19234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90T</text:p>
          </table:table-cell>
          <table:table-cell office:value-type="float" office:value="192341090" calcext:value-type="float">
            <text:p>1923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92T</text:p>
          </table:table-cell>
          <table:table-cell office:value-type="float" office:value="192341092" calcext:value-type="float">
            <text:p>19234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7-1-093T</text:p>
          </table:table-cell>
          <table:table-cell office:value-type="float" office:value="192371093" calcext:value-type="float">
            <text:p>19237109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8-1-094T</text:p>
          </table:table-cell>
          <table:table-cell office:value-type="float" office:value="192381094" calcext:value-type="float">
            <text:p>19238109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05-297-1-169R</text:p>
          </table:table-cell>
          <table:table-cell office:value-type="float" office:value="192971169" calcext:value-type="float">
            <text:p>192971169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09-1-189T</text:p>
          </table:table-cell>
          <table:table-cell office:value-type="float" office:value="243091189" calcext:value-type="float">
            <text:p>243091189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1-1-193T</text:p>
          </table:table-cell>
          <table:table-cell office:value-type="float" office:value="243111193" calcext:value-type="float">
            <text:p>24311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3-1-193T</text:p>
          </table:table-cell>
          <table:table-cell office:value-type="float" office:value="243131193" calcext:value-type="float">
            <text:p>243131193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5-1-185T</text:p>
          </table:table-cell>
          <table:table-cell office:value-type="float" office:value="243151185" calcext:value-type="float">
            <text:p>243151185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1-1-181T</text:p>
          </table:table-cell>
          <table:table-cell office:value-type="float" office:value="242911181" calcext:value-type="float">
            <text:p>24291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3-1-181T</text:p>
          </table:table-cell>
          <table:table-cell office:value-type="float" office:value="242931181" calcext:value-type="float">
            <text:p>24293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7-1-185T</text:p>
          </table:table-cell>
          <table:table-cell office:value-type="float" office:value="242971185" calcext:value-type="float">
            <text:p>24297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9-1-173T</text:p>
          </table:table-cell>
          <table:table-cell office:value-type="float" office:value="242991173" calcext:value-type="float">
            <text:p>24299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1-1-185T</text:p>
          </table:table-cell>
          <table:table-cell office:value-type="float" office:value="243011185" calcext:value-type="float">
            <text:p>24301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77T</text:p>
          </table:table-cell>
          <table:table-cell office:value-type="float" office:value="243031177" calcext:value-type="float">
            <text:p>243031177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1T</text:p>
          </table:table-cell>
          <table:table-cell office:value-type="float" office:value="243031181" calcext:value-type="float">
            <text:p>24303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3T</text:p>
          </table:table-cell>
          <table:table-cell office:value-type="float" office:value="243031183" calcext:value-type="float">
            <text:p>24303118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5T</text:p>
          </table:table-cell>
          <table:table-cell office:value-type="float" office:value="243031185" calcext:value-type="float">
            <text:p>24303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5-1-179T</text:p>
          </table:table-cell>
          <table:table-cell office:value-type="float" office:value="243051179" calcext:value-type="float">
            <text:p>243051179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5-1-189T</text:p>
          </table:table-cell>
          <table:table-cell office:value-type="float" office:value="243151189" calcext:value-type="float">
            <text:p>243151189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7-1-193T</text:p>
          </table:table-cell>
          <table:table-cell office:value-type="float" office:value="243171193" calcext:value-type="float">
            <text:p>2431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3T</text:p>
          </table:table-cell>
          <table:table-cell office:value-type="float" office:value="243191193" calcext:value-type="float">
            <text:p>24319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5T</text:p>
          </table:table-cell>
          <table:table-cell office:value-type="float" office:value="243191195" calcext:value-type="float">
            <text:p>243191195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7T</text:p>
          </table:table-cell>
          <table:table-cell office:value-type="float" office:value="243191197" calcext:value-type="float">
            <text:p>243191197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3-1-193T</text:p>
          </table:table-cell>
          <table:table-cell office:value-type="float" office:value="243231193" calcext:value-type="float">
            <text:p>24323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5-1-193T</text:p>
          </table:table-cell>
          <table:table-cell office:value-type="float" office:value="243251193" calcext:value-type="float">
            <text:p>24325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7-1-193T</text:p>
          </table:table-cell>
          <table:table-cell office:value-type="float" office:value="243271193" calcext:value-type="float">
            <text:p>2432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1-1-193T</text:p>
          </table:table-cell>
          <table:table-cell office:value-type="float" office:value="243311193" calcext:value-type="float">
            <text:p>24331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89T</text:p>
          </table:table-cell>
          <table:table-cell office:value-type="float" office:value="243331189" calcext:value-type="float">
            <text:p>243331189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93T</text:p>
          </table:table-cell>
          <table:table-cell office:value-type="float" office:value="243331193" calcext:value-type="float">
            <text:p>243331193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95T</text:p>
          </table:table-cell>
          <table:table-cell office:value-type="float" office:value="243331195" calcext:value-type="float">
            <text:p>243331195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87T</text:p>
          </table:table-cell>
          <table:table-cell office:value-type="float" office:value="243351187" calcext:value-type="float">
            <text:p>243351187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89T</text:p>
          </table:table-cell>
          <table:table-cell office:value-type="float" office:value="243351189" calcext:value-type="float">
            <text:p>243351189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1T</text:p>
          </table:table-cell>
          <table:table-cell office:value-type="float" office:value="243351191" calcext:value-type="float">
            <text:p>243351191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3T</text:p>
          </table:table-cell>
          <table:table-cell office:value-type="float" office:value="243351193" calcext:value-type="float">
            <text:p>24335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5T</text:p>
          </table:table-cell>
          <table:table-cell office:value-type="float" office:value="243351195" calcext:value-type="float">
            <text:p>243351195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7-1-193T</text:p>
          </table:table-cell>
          <table:table-cell office:value-type="float" office:value="243371193" calcext:value-type="float">
            <text:p>2433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9-1-191T</text:p>
          </table:table-cell>
          <table:table-cell office:value-type="float" office:value="243391191" calcext:value-type="float">
            <text:p>243391191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97-1-237T</text:p>
          </table:table-cell>
          <table:table-cell office:value-type="float" office:value="242971237" calcext:value-type="float">
            <text:p>242971237</text:p>
          </table:table-cell>
          <table:table-cell office:value-type="string" calcext:value-type="string">
            <text:p>Calan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5T</text:p>
          </table:table-cell>
          <table:table-cell office:value-type="float" office:value="242351225" calcext:value-type="float">
            <text:p>24235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7T</text:p>
          </table:table-cell>
          <table:table-cell office:value-type="float" office:value="242351227" calcext:value-type="float">
            <text:p>24235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7-1-225T</text:p>
          </table:table-cell>
          <table:table-cell office:value-type="float" office:value="242371225" calcext:value-type="float">
            <text:p>24237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5T</text:p>
          </table:table-cell>
          <table:table-cell office:value-type="float" office:value="242391225" calcext:value-type="float">
            <text:p>24239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7T</text:p>
          </table:table-cell>
          <table:table-cell office:value-type="float" office:value="242391227" calcext:value-type="float">
            <text:p>242391227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9T</text:p>
          </table:table-cell>
          <table:table-cell office:value-type="float" office:value="242391229" calcext:value-type="float">
            <text:p>24239122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1-1-225T</text:p>
          </table:table-cell>
          <table:table-cell office:value-type="float" office:value="242411225" calcext:value-type="float">
            <text:p>24241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5T</text:p>
          </table:table-cell>
          <table:table-cell office:value-type="float" office:value="242431225" calcext:value-type="float">
            <text:p>24243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7T</text:p>
          </table:table-cell>
          <table:table-cell office:value-type="float" office:value="242431227" calcext:value-type="float">
            <text:p>24243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5T</text:p>
          </table:table-cell>
          <table:table-cell office:value-type="float" office:value="242451225" calcext:value-type="float">
            <text:p>24245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7T</text:p>
          </table:table-cell>
          <table:table-cell office:value-type="float" office:value="242451227" calcext:value-type="float">
            <text:p>24245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9T</text:p>
          </table:table-cell>
          <table:table-cell office:value-type="float" office:value="242451229" calcext:value-type="float">
            <text:p>24245122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09T</text:p>
          </table:table-cell>
          <table:table-cell office:value-type="float" office:value="242471209" calcext:value-type="float">
            <text:p>24247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1T</text:p>
          </table:table-cell>
          <table:table-cell office:value-type="float" office:value="242471211" calcext:value-type="float">
            <text:p>24247121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3T</text:p>
          </table:table-cell>
          <table:table-cell office:value-type="float" office:value="242471213" calcext:value-type="float">
            <text:p>24247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3T</text:p>
          </table:table-cell>
          <table:table-cell office:value-type="float" office:value="242471223" calcext:value-type="float">
            <text:p>24247122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5T</text:p>
          </table:table-cell>
          <table:table-cell office:value-type="float" office:value="242471225" calcext:value-type="float">
            <text:p>24247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3T</text:p>
          </table:table-cell>
          <table:table-cell office:value-type="float" office:value="242491213" calcext:value-type="float">
            <text:p>24249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5T</text:p>
          </table:table-cell>
          <table:table-cell office:value-type="float" office:value="242491215" calcext:value-type="float">
            <text:p>24249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7T</text:p>
          </table:table-cell>
          <table:table-cell office:value-type="float" office:value="242491217" calcext:value-type="float">
            <text:p>24249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1T</text:p>
          </table:table-cell>
          <table:table-cell office:value-type="float" office:value="242491221" calcext:value-type="float">
            <text:p>24249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3T</text:p>
          </table:table-cell>
          <table:table-cell office:value-type="float" office:value="242491223" calcext:value-type="float">
            <text:p>24249122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5T</text:p>
          </table:table-cell>
          <table:table-cell office:value-type="float" office:value="242491225" calcext:value-type="float">
            <text:p>24249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5T</text:p>
          </table:table-cell>
          <table:table-cell office:value-type="float" office:value="242511215" calcext:value-type="float">
            <text:p>24251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9T</text:p>
          </table:table-cell>
          <table:table-cell office:value-type="float" office:value="242511219" calcext:value-type="float">
            <text:p>24251121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21T</text:p>
          </table:table-cell>
          <table:table-cell office:value-type="float" office:value="242511221" calcext:value-type="float">
            <text:p>24251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3-1-223T</text:p>
          </table:table-cell>
          <table:table-cell office:value-type="float" office:value="242331223" calcext:value-type="float">
            <text:p>24233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5-1-213T</text:p>
          </table:table-cell>
          <table:table-cell office:value-type="float" office:value="242351213" calcext:value-type="float">
            <text:p>24235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1T</text:p>
          </table:table-cell>
          <table:table-cell office:value-type="float" office:value="242371211" calcext:value-type="float">
            <text:p>24237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7T</text:p>
          </table:table-cell>
          <table:table-cell office:value-type="float" office:value="242371217" calcext:value-type="float">
            <text:p>24237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9T</text:p>
          </table:table-cell>
          <table:table-cell office:value-type="float" office:value="242371219" calcext:value-type="float">
            <text:p>24237121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09T</text:p>
          </table:table-cell>
          <table:table-cell office:value-type="float" office:value="242391209" calcext:value-type="float">
            <text:p>24239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3T</text:p>
          </table:table-cell>
          <table:table-cell office:value-type="float" office:value="242391213" calcext:value-type="float">
            <text:p>24239121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5T</text:p>
          </table:table-cell>
          <table:table-cell office:value-type="float" office:value="242391215" calcext:value-type="float">
            <text:p>24239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1T</text:p>
          </table:table-cell>
          <table:table-cell office:value-type="float" office:value="242391221" calcext:value-type="float">
            <text:p>24239122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3T</text:p>
          </table:table-cell>
          <table:table-cell office:value-type="float" office:value="242391223" calcext:value-type="float">
            <text:p>24239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09T</text:p>
          </table:table-cell>
          <table:table-cell office:value-type="float" office:value="242411209" calcext:value-type="float">
            <text:p>24241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17T</text:p>
          </table:table-cell>
          <table:table-cell office:value-type="float" office:value="242411217" calcext:value-type="float">
            <text:p>242411217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1T</text:p>
          </table:table-cell>
          <table:table-cell office:value-type="float" office:value="242411221" calcext:value-type="float">
            <text:p>24241122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3T</text:p>
          </table:table-cell>
          <table:table-cell office:value-type="float" office:value="242411223" calcext:value-type="float">
            <text:p>24241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1T</text:p>
          </table:table-cell>
          <table:table-cell office:value-type="float" office:value="242431211" calcext:value-type="float">
            <text:p>24243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3T</text:p>
          </table:table-cell>
          <table:table-cell office:value-type="float" office:value="242431213" calcext:value-type="float">
            <text:p>24243121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5T</text:p>
          </table:table-cell>
          <table:table-cell office:value-type="float" office:value="242431215" calcext:value-type="float">
            <text:p>24243121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7T</text:p>
          </table:table-cell>
          <table:table-cell office:value-type="float" office:value="242431217" calcext:value-type="float">
            <text:p>24243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9T</text:p>
          </table:table-cell>
          <table:table-cell office:value-type="float" office:value="242431219" calcext:value-type="float">
            <text:p>24243121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21T</text:p>
          </table:table-cell>
          <table:table-cell office:value-type="float" office:value="242431221" calcext:value-type="float">
            <text:p>24243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1T</text:p>
          </table:table-cell>
          <table:table-cell office:value-type="float" office:value="242451211" calcext:value-type="float">
            <text:p>24245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7T</text:p>
          </table:table-cell>
          <table:table-cell office:value-type="float" office:value="242451217" calcext:value-type="float">
            <text:p>24245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9T</text:p>
          </table:table-cell>
          <table:table-cell office:value-type="float" office:value="242451219" calcext:value-type="float">
            <text:p>24245121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21T</text:p>
          </table:table-cell>
          <table:table-cell office:value-type="float" office:value="242451221" calcext:value-type="float">
            <text:p>24245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5T</text:p>
          </table:table-cell>
          <table:table-cell office:value-type="float" office:value="242471215" calcext:value-type="float">
            <text:p>24247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7T</text:p>
          </table:table-cell>
          <table:table-cell office:value-type="float" office:value="242471217" calcext:value-type="float">
            <text:p>24247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5-1-233T</text:p>
          </table:table-cell>
          <table:table-cell office:value-type="float" office:value="243151233" calcext:value-type="float">
            <text:p>243151233</text:p>
          </table:table-cell>
          <table:table-cell office:value-type="string" calcext:value-type="string">
            <text:p>Port-Cro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0-1-190T</text:p>
          </table:table-cell>
          <table:table-cell office:value-type="float" office:value="193101190" calcext:value-type="float">
            <text:p>193101190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2-1-194T</text:p>
          </table:table-cell>
          <table:table-cell office:value-type="float" office:value="193121194" calcext:value-type="float">
            <text:p>193121194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4-1-190T</text:p>
          </table:table-cell>
          <table:table-cell office:value-type="float" office:value="193141190" calcext:value-type="float">
            <text:p>193141190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</table:table>
      <table:table table:name="Parcs naturels regionaux" table:style-name="ta1">
        <table:table-column table:style-name="co7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15-210-1-204R</text:p>
          </table:table-cell>
          <table:table-cell office:value-type="float" office:value="192101204" calcext:value-type="float">
            <text:p>192101204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15-213-1-201R</text:p>
          </table:table-cell>
          <table:table-cell office:value-type="float" office:value="192131201" calcext:value-type="float">
            <text:p>19213120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43-245-1-193R</text:p>
          </table:table-cell>
          <table:table-cell office:value-type="float" office:value="192451193" calcext:value-type="float">
            <text:p>19245119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1R</text:p>
          </table:table-cell>
          <table:table-cell office:value-type="float" office:value="192031181" calcext:value-type="float">
            <text:p>19203118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6R</text:p>
          </table:table-cell>
          <table:table-cell office:value-type="float" office:value="192031186" calcext:value-type="float">
            <text:p>192031186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4-1-186R</text:p>
          </table:table-cell>
          <table:table-cell office:value-type="float" office:value="192041186" calcext:value-type="float">
            <text:p>192041186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5-1-175R</text:p>
          </table:table-cell>
          <table:table-cell office:value-type="float" office:value="192051175" calcext:value-type="float">
            <text:p>192051175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19-1-165R</text:p>
          </table:table-cell>
          <table:table-cell office:value-type="float" office:value="192191165" calcext:value-type="float">
            <text:p>192191165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21-1-183R</text:p>
          </table:table-cell>
          <table:table-cell office:value-type="float" office:value="192211183" calcext:value-type="float">
            <text:p>192211183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7-1-135T</text:p>
          </table:table-cell>
          <table:table-cell office:value-type="float" office:value="242671135" calcext:value-type="float">
            <text:p>242671135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34T</text:p>
          </table:table-cell>
          <table:table-cell office:value-type="float" office:value="242681134" calcext:value-type="float">
            <text:p>242681134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36T</text:p>
          </table:table-cell>
          <table:table-cell office:value-type="float" office:value="242681136" calcext:value-type="float">
            <text:p>242681136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3T</text:p>
          </table:table-cell>
          <table:table-cell office:value-type="float" office:value="242691133" calcext:value-type="float">
            <text:p>242691133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5T</text:p>
          </table:table-cell>
          <table:table-cell office:value-type="float" office:value="242691135" calcext:value-type="float">
            <text:p>242691135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7T</text:p>
          </table:table-cell>
          <table:table-cell office:value-type="float" office:value="242691137" calcext:value-type="float">
            <text:p>24269113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2T</text:p>
          </table:table-cell>
          <table:table-cell office:value-type="float" office:value="242701132" calcext:value-type="float">
            <text:p>24270113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8T</text:p>
          </table:table-cell>
          <table:table-cell office:value-type="float" office:value="242701138" calcext:value-type="float">
            <text:p>242701138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27T</text:p>
          </table:table-cell>
          <table:table-cell office:value-type="float" office:value="242711127" calcext:value-type="float">
            <text:p>24271112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31T</text:p>
          </table:table-cell>
          <table:table-cell office:value-type="float" office:value="242711131" calcext:value-type="float">
            <text:p>24271113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2-1-128T</text:p>
          </table:table-cell>
          <table:table-cell office:value-type="float" office:value="242721128" calcext:value-type="float">
            <text:p>242721128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5-1-201T</text:p>
          </table:table-cell>
          <table:table-cell office:value-type="float" office:value="242451201" calcext:value-type="float">
            <text:p>24245120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5-1-205T</text:p>
          </table:table-cell>
          <table:table-cell office:value-type="float" office:value="242451205" calcext:value-type="float">
            <text:p>24245120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2T</text:p>
          </table:table-cell>
          <table:table-cell office:value-type="float" office:value="242461192" calcext:value-type="float">
            <text:p>242461192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4T</text:p>
          </table:table-cell>
          <table:table-cell office:value-type="float" office:value="242461194" calcext:value-type="float">
            <text:p>242461194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8T</text:p>
          </table:table-cell>
          <table:table-cell office:value-type="float" office:value="242461198" calcext:value-type="float">
            <text:p>242461198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191T</text:p>
          </table:table-cell>
          <table:table-cell office:value-type="float" office:value="242471191" calcext:value-type="float">
            <text:p>24247119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199T</text:p>
          </table:table-cell>
          <table:table-cell office:value-type="float" office:value="242471199" calcext:value-type="float">
            <text:p>24247119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1T</text:p>
          </table:table-cell>
          <table:table-cell office:value-type="float" office:value="242471201" calcext:value-type="float">
            <text:p>24247120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3T</text:p>
          </table:table-cell>
          <table:table-cell office:value-type="float" office:value="242471203" calcext:value-type="float">
            <text:p>24247120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5T</text:p>
          </table:table-cell>
          <table:table-cell office:value-type="float" office:value="242471205" calcext:value-type="float">
            <text:p>24247120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7T</text:p>
          </table:table-cell>
          <table:table-cell office:value-type="float" office:value="242471207" calcext:value-type="float">
            <text:p>24247120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8-1-188T</text:p>
          </table:table-cell>
          <table:table-cell office:value-type="float" office:value="242481188" calcext:value-type="float">
            <text:p>242481188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8-1-194T</text:p>
          </table:table-cell>
          <table:table-cell office:value-type="float" office:value="242481194" calcext:value-type="float">
            <text:p>242481194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89T</text:p>
          </table:table-cell>
          <table:table-cell office:value-type="float" office:value="242491189" calcext:value-type="float">
            <text:p>24249118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1T</text:p>
          </table:table-cell>
          <table:table-cell office:value-type="float" office:value="242491191" calcext:value-type="float">
            <text:p>24249119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7T</text:p>
          </table:table-cell>
          <table:table-cell office:value-type="float" office:value="242491197" calcext:value-type="float">
            <text:p>24249119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9T</text:p>
          </table:table-cell>
          <table:table-cell office:value-type="float" office:value="242491199" calcext:value-type="float">
            <text:p>24249119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1T</text:p>
          </table:table-cell>
          <table:table-cell office:value-type="float" office:value="242491201" calcext:value-type="float">
            <text:p>24249120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5T</text:p>
          </table:table-cell>
          <table:table-cell office:value-type="float" office:value="242491205" calcext:value-type="float">
            <text:p>24249120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7T</text:p>
          </table:table-cell>
          <table:table-cell office:value-type="float" office:value="242491207" calcext:value-type="float">
            <text:p>24249120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9T</text:p>
          </table:table-cell>
          <table:table-cell office:value-type="float" office:value="242491209" calcext:value-type="float">
            <text:p>24249120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0-1-188T</text:p>
          </table:table-cell>
          <table:table-cell office:value-type="float" office:value="242501188" calcext:value-type="float">
            <text:p>242501188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87T</text:p>
          </table:table-cell>
          <table:table-cell office:value-type="float" office:value="242511187" calcext:value-type="float">
            <text:p>24251118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3T</text:p>
          </table:table-cell>
          <table:table-cell office:value-type="float" office:value="242511193" calcext:value-type="float">
            <text:p>24251119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7T</text:p>
          </table:table-cell>
          <table:table-cell office:value-type="float" office:value="242511197" calcext:value-type="float">
            <text:p>24251119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9T</text:p>
          </table:table-cell>
          <table:table-cell office:value-type="float" office:value="242511199" calcext:value-type="float">
            <text:p>24251119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201T</text:p>
          </table:table-cell>
          <table:table-cell office:value-type="float" office:value="242511201" calcext:value-type="float">
            <text:p>24251120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203T</text:p>
          </table:table-cell>
          <table:table-cell office:value-type="float" office:value="242511203" calcext:value-type="float">
            <text:p>24251120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2-1-186T</text:p>
          </table:table-cell>
          <table:table-cell office:value-type="float" office:value="242521186" calcext:value-type="float">
            <text:p>242521186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2-1-188T</text:p>
          </table:table-cell>
          <table:table-cell office:value-type="float" office:value="242521188" calcext:value-type="float">
            <text:p>242521188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87T</text:p>
          </table:table-cell>
          <table:table-cell office:value-type="float" office:value="242531187" calcext:value-type="float">
            <text:p>24253118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89T</text:p>
          </table:table-cell>
          <table:table-cell office:value-type="float" office:value="242531189" calcext:value-type="float">
            <text:p>242531189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95T</text:p>
          </table:table-cell>
          <table:table-cell office:value-type="float" office:value="242531195" calcext:value-type="float">
            <text:p>24253119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97T</text:p>
          </table:table-cell>
          <table:table-cell office:value-type="float" office:value="242531197" calcext:value-type="float">
            <text:p>24253119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01T</text:p>
          </table:table-cell>
          <table:table-cell office:value-type="float" office:value="242531201" calcext:value-type="float">
            <text:p>24253120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03T</text:p>
          </table:table-cell>
          <table:table-cell office:value-type="float" office:value="242531203" calcext:value-type="float">
            <text:p>24253120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86T</text:p>
          </table:table-cell>
          <table:table-cell office:value-type="float" office:value="242541186" calcext:value-type="float">
            <text:p>242541186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88T</text:p>
          </table:table-cell>
          <table:table-cell office:value-type="float" office:value="242541188" calcext:value-type="float">
            <text:p>242541188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90T</text:p>
          </table:table-cell>
          <table:table-cell office:value-type="float" office:value="242541190" calcext:value-type="float">
            <text:p>242541190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87T</text:p>
          </table:table-cell>
          <table:table-cell office:value-type="float" office:value="242551187" calcext:value-type="float">
            <text:p>24255118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1T</text:p>
          </table:table-cell>
          <table:table-cell office:value-type="float" office:value="242551191" calcext:value-type="float">
            <text:p>24255119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5T</text:p>
          </table:table-cell>
          <table:table-cell office:value-type="float" office:value="242551195" calcext:value-type="float">
            <text:p>24255119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7T</text:p>
          </table:table-cell>
          <table:table-cell office:value-type="float" office:value="242551197" calcext:value-type="float">
            <text:p>242551197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6-1-190T</text:p>
          </table:table-cell>
          <table:table-cell office:value-type="float" office:value="242561190" calcext:value-type="float">
            <text:p>242561190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1T</text:p>
          </table:table-cell>
          <table:table-cell office:value-type="float" office:value="242571191" calcext:value-type="float">
            <text:p>242571191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3T</text:p>
          </table:table-cell>
          <table:table-cell office:value-type="float" office:value="242571193" calcext:value-type="float">
            <text:p>242571193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5T</text:p>
          </table:table-cell>
          <table:table-cell office:value-type="float" office:value="242571195" calcext:value-type="float">
            <text:p>242571195</text:p>
          </table:table-cell>
          <table:table-cell office:value-type="string" calcext:value-type="string">
            <text:p>Monts d'Ardèch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3-1-193T</text:p>
          </table:table-cell>
          <table:table-cell office:value-type="float" office:value="242031193" calcext:value-type="float">
            <text:p>242031193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88T</text:p>
          </table:table-cell>
          <table:table-cell office:value-type="float" office:value="242041188" calcext:value-type="float">
            <text:p>242041188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0T</text:p>
          </table:table-cell>
          <table:table-cell office:value-type="float" office:value="242041190" calcext:value-type="float">
            <text:p>242041190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2T</text:p>
          </table:table-cell>
          <table:table-cell office:value-type="float" office:value="242041192" calcext:value-type="float">
            <text:p>242041192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202T</text:p>
          </table:table-cell>
          <table:table-cell office:value-type="float" office:value="242041202" calcext:value-type="float">
            <text:p>242041202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89T</text:p>
          </table:table-cell>
          <table:table-cell office:value-type="float" office:value="242051189" calcext:value-type="float">
            <text:p>242051189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1T</text:p>
          </table:table-cell>
          <table:table-cell office:value-type="float" office:value="242051191" calcext:value-type="float">
            <text:p>24205119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3T</text:p>
          </table:table-cell>
          <table:table-cell office:value-type="float" office:value="242051193" calcext:value-type="float">
            <text:p>242051193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7T</text:p>
          </table:table-cell>
          <table:table-cell office:value-type="float" office:value="242051197" calcext:value-type="float">
            <text:p>242051197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9T</text:p>
          </table:table-cell>
          <table:table-cell office:value-type="float" office:value="242051199" calcext:value-type="float">
            <text:p>242051199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3T</text:p>
          </table:table-cell>
          <table:table-cell office:value-type="float" office:value="242051203" calcext:value-type="float">
            <text:p>242051203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0T</text:p>
          </table:table-cell>
          <table:table-cell office:value-type="float" office:value="242061190" calcext:value-type="float">
            <text:p>242061190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4T</text:p>
          </table:table-cell>
          <table:table-cell office:value-type="float" office:value="242061194" calcext:value-type="float">
            <text:p>242061194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8T</text:p>
          </table:table-cell>
          <table:table-cell office:value-type="float" office:value="242061198" calcext:value-type="float">
            <text:p>242061198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0T</text:p>
          </table:table-cell>
          <table:table-cell office:value-type="float" office:value="242061200" calcext:value-type="float">
            <text:p>242061200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1T</text:p>
          </table:table-cell>
          <table:table-cell office:value-type="float" office:value="242071201" calcext:value-type="float">
            <text:p>24207120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8-1-188T</text:p>
          </table:table-cell>
          <table:table-cell office:value-type="float" office:value="242081188" calcext:value-type="float">
            <text:p>242081188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197T</text:p>
          </table:table-cell>
          <table:table-cell office:value-type="float" office:value="242091197" calcext:value-type="float">
            <text:p>242091197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1T</text:p>
          </table:table-cell>
          <table:table-cell office:value-type="float" office:value="242091201" calcext:value-type="float">
            <text:p>24209120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3T</text:p>
          </table:table-cell>
          <table:table-cell office:value-type="float" office:value="242091203" calcext:value-type="float">
            <text:p>242091203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0-1-198T</text:p>
          </table:table-cell>
          <table:table-cell office:value-type="float" office:value="242101198" calcext:value-type="float">
            <text:p>242101198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1-1-199T</text:p>
          </table:table-cell>
          <table:table-cell office:value-type="float" office:value="242111199" calcext:value-type="float">
            <text:p>242111199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2-1-192T</text:p>
          </table:table-cell>
          <table:table-cell office:value-type="float" office:value="242121192" calcext:value-type="float">
            <text:p>242121192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2-1-196T</text:p>
          </table:table-cell>
          <table:table-cell office:value-type="float" office:value="242121196" calcext:value-type="float">
            <text:p>242121196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3-1-203T</text:p>
          </table:table-cell>
          <table:table-cell office:value-type="float" office:value="242131203" calcext:value-type="float">
            <text:p>242131203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4-1-190T</text:p>
          </table:table-cell>
          <table:table-cell office:value-type="float" office:value="242141190" calcext:value-type="float">
            <text:p>242141190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5-1-187T</text:p>
          </table:table-cell>
          <table:table-cell office:value-type="float" office:value="242151187" calcext:value-type="float">
            <text:p>242151187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5-1-191T</text:p>
          </table:table-cell>
          <table:table-cell office:value-type="float" office:value="242151191" calcext:value-type="float">
            <text:p>242151191</text:p>
          </table:table-cell>
          <table:table-cell office:value-type="string" calcext:value-type="string">
            <text:p>Volcans d'Auverg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7-1-205T</text:p>
          </table:table-cell>
          <table:table-cell office:value-type="float" office:value="242171205" calcext:value-type="float">
            <text:p>242171205</text:p>
          </table:table-cell>
          <table:table-cell office:value-type="string" calcext:value-type="string">
            <text:p>Aubra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7-1-207T</text:p>
          </table:table-cell>
          <table:table-cell office:value-type="float" office:value="242171207" calcext:value-type="float">
            <text:p>242171207</text:p>
          </table:table-cell>
          <table:table-cell office:value-type="string" calcext:value-type="string">
            <text:p>Aubra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9-1-207T</text:p>
          </table:table-cell>
          <table:table-cell office:value-type="float" office:value="242191207" calcext:value-type="float">
            <text:p>242191207</text:p>
          </table:table-cell>
          <table:table-cell office:value-type="string" calcext:value-type="string">
            <text:p>Aubrac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8-1-120T</text:p>
          </table:table-cell>
          <table:table-cell office:value-type="float" office:value="242681120" calcext:value-type="float">
            <text:p>24268112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9-1-119T</text:p>
          </table:table-cell>
          <table:table-cell office:value-type="float" office:value="242691119" calcext:value-type="float">
            <text:p>242691119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0-1-120T</text:p>
          </table:table-cell>
          <table:table-cell office:value-type="float" office:value="242701120" calcext:value-type="float">
            <text:p>24270112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1-1-115T</text:p>
          </table:table-cell>
          <table:table-cell office:value-type="float" office:value="242711115" calcext:value-type="float">
            <text:p>242711115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096T</text:p>
          </table:table-cell>
          <table:table-cell office:value-type="float" office:value="242721096" calcext:value-type="float">
            <text:p>242721096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098T</text:p>
          </table:table-cell>
          <table:table-cell office:value-type="float" office:value="242721098" calcext:value-type="float">
            <text:p>242721098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114T</text:p>
          </table:table-cell>
          <table:table-cell office:value-type="float" office:value="242721114" calcext:value-type="float">
            <text:p>242721114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103T</text:p>
          </table:table-cell>
          <table:table-cell office:value-type="float" office:value="242731103" calcext:value-type="float">
            <text:p>242731103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094T</text:p>
          </table:table-cell>
          <table:table-cell office:value-type="float" office:value="242741094" calcext:value-type="float">
            <text:p>242741094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096T</text:p>
          </table:table-cell>
          <table:table-cell office:value-type="float" office:value="242741096" calcext:value-type="float">
            <text:p>242741096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102T</text:p>
          </table:table-cell>
          <table:table-cell office:value-type="float" office:value="242741102" calcext:value-type="float">
            <text:p>242741102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112T</text:p>
          </table:table-cell>
          <table:table-cell office:value-type="float" office:value="242741112" calcext:value-type="float">
            <text:p>24274111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091T</text:p>
          </table:table-cell>
          <table:table-cell office:value-type="float" office:value="242751091" calcext:value-type="float">
            <text:p>242751091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095T</text:p>
          </table:table-cell>
          <table:table-cell office:value-type="float" office:value="242751095" calcext:value-type="float">
            <text:p>242751095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101T</text:p>
          </table:table-cell>
          <table:table-cell office:value-type="float" office:value="242751101" calcext:value-type="float">
            <text:p>242751101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103T</text:p>
          </table:table-cell>
          <table:table-cell office:value-type="float" office:value="242751103" calcext:value-type="float">
            <text:p>242751103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89T</text:p>
          </table:table-cell>
          <table:table-cell office:value-type="float" office:value="242771089" calcext:value-type="float">
            <text:p>242771089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91T</text:p>
          </table:table-cell>
          <table:table-cell office:value-type="float" office:value="242771091" calcext:value-type="float">
            <text:p>242771091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95T</text:p>
          </table:table-cell>
          <table:table-cell office:value-type="float" office:value="242771095" calcext:value-type="float">
            <text:p>242771095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8-1-096T</text:p>
          </table:table-cell>
          <table:table-cell office:value-type="float" office:value="242781096" calcext:value-type="float">
            <text:p>242781096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9-1-091T</text:p>
          </table:table-cell>
          <table:table-cell office:value-type="float" office:value="242791091" calcext:value-type="float">
            <text:p>242791091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80-1-088T</text:p>
          </table:table-cell>
          <table:table-cell office:value-type="float" office:value="242801088" calcext:value-type="float">
            <text:p>242801088</text:p>
          </table:table-cell>
          <table:table-cell office:value-type="string" calcext:value-type="string">
            <text:p>Doubs Horlog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69-1-177T</text:p>
          </table:table-cell>
          <table:table-cell office:value-type="float" office:value="242691177" calcext:value-type="float">
            <text:p>242691177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1-1-175T</text:p>
          </table:table-cell>
          <table:table-cell office:value-type="float" office:value="242711175" calcext:value-type="float">
            <text:p>242711175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69T</text:p>
          </table:table-cell>
          <table:table-cell office:value-type="float" office:value="242731169" calcext:value-type="float">
            <text:p>242731169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1T</text:p>
          </table:table-cell>
          <table:table-cell office:value-type="float" office:value="242731171" calcext:value-type="float">
            <text:p>242731171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3T</text:p>
          </table:table-cell>
          <table:table-cell office:value-type="float" office:value="242731173" calcext:value-type="float">
            <text:p>242731173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5T</text:p>
          </table:table-cell>
          <table:table-cell office:value-type="float" office:value="242731175" calcext:value-type="float">
            <text:p>242731175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4-1-162T</text:p>
          </table:table-cell>
          <table:table-cell office:value-type="float" office:value="242741162" calcext:value-type="float">
            <text:p>242741162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69T</text:p>
          </table:table-cell>
          <table:table-cell office:value-type="float" office:value="242751169" calcext:value-type="float">
            <text:p>242751169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1T</text:p>
          </table:table-cell>
          <table:table-cell office:value-type="float" office:value="242751171" calcext:value-type="float">
            <text:p>242751171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3T</text:p>
          </table:table-cell>
          <table:table-cell office:value-type="float" office:value="242751173" calcext:value-type="float">
            <text:p>242751173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5T</text:p>
          </table:table-cell>
          <table:table-cell office:value-type="float" office:value="242751175" calcext:value-type="float">
            <text:p>242751175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7T</text:p>
          </table:table-cell>
          <table:table-cell office:value-type="float" office:value="242751177" calcext:value-type="float">
            <text:p>242751177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2T</text:p>
          </table:table-cell>
          <table:table-cell office:value-type="float" office:value="242761162" calcext:value-type="float">
            <text:p>242761162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4T</text:p>
          </table:table-cell>
          <table:table-cell office:value-type="float" office:value="242761164" calcext:value-type="float">
            <text:p>242761164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8T</text:p>
          </table:table-cell>
          <table:table-cell office:value-type="float" office:value="242761168" calcext:value-type="float">
            <text:p>242761168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63T</text:p>
          </table:table-cell>
          <table:table-cell office:value-type="float" office:value="242771163" calcext:value-type="float">
            <text:p>242771163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65T</text:p>
          </table:table-cell>
          <table:table-cell office:value-type="float" office:value="242771165" calcext:value-type="float">
            <text:p>242771165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71T</text:p>
          </table:table-cell>
          <table:table-cell office:value-type="float" office:value="242771171" calcext:value-type="float">
            <text:p>242771171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73T</text:p>
          </table:table-cell>
          <table:table-cell office:value-type="float" office:value="242771173" calcext:value-type="float">
            <text:p>242771173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4T</text:p>
          </table:table-cell>
          <table:table-cell office:value-type="float" office:value="242781164" calcext:value-type="float">
            <text:p>242781164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6T</text:p>
          </table:table-cell>
          <table:table-cell office:value-type="float" office:value="242781166" calcext:value-type="float">
            <text:p>242781166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8T</text:p>
          </table:table-cell>
          <table:table-cell office:value-type="float" office:value="242781168" calcext:value-type="float">
            <text:p>242781168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80T</text:p>
          </table:table-cell>
          <table:table-cell office:value-type="float" office:value="242781180" calcext:value-type="float">
            <text:p>242781180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63T</text:p>
          </table:table-cell>
          <table:table-cell office:value-type="float" office:value="242791163" calcext:value-type="float">
            <text:p>242791163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67T</text:p>
          </table:table-cell>
          <table:table-cell office:value-type="float" office:value="242791167" calcext:value-type="float">
            <text:p>242791167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81T</text:p>
          </table:table-cell>
          <table:table-cell office:value-type="float" office:value="242791181" calcext:value-type="float">
            <text:p>242791181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83T</text:p>
          </table:table-cell>
          <table:table-cell office:value-type="float" office:value="242791183" calcext:value-type="float">
            <text:p>242791183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0-1-158T</text:p>
          </table:table-cell>
          <table:table-cell office:value-type="float" office:value="242801158" calcext:value-type="float">
            <text:p>242801158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59T</text:p>
          </table:table-cell>
          <table:table-cell office:value-type="float" office:value="242811159" calcext:value-type="float">
            <text:p>242811159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63T</text:p>
          </table:table-cell>
          <table:table-cell office:value-type="float" office:value="242811163" calcext:value-type="float">
            <text:p>242811163</text:p>
          </table:table-cell>
          <table:table-cell office:value-type="string" calcext:value-type="string">
            <text:p>Chartreus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85T</text:p>
          </table:table-cell>
          <table:table-cell office:value-type="float" office:value="242811185" calcext:value-type="float">
            <text:p>242811185</text:p>
          </table:table-cell>
          <table:table-cell office:value-type="string" calcext:value-type="string">
            <text:p>Vercor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2-1-130T</text:p>
          </table:table-cell>
          <table:table-cell office:value-type="float" office:value="242621130" calcext:value-type="float">
            <text:p>24262113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3-1-127T</text:p>
          </table:table-cell>
          <table:table-cell office:value-type="float" office:value="242631127" calcext:value-type="float">
            <text:p>24263112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3-1-131T</text:p>
          </table:table-cell>
          <table:table-cell office:value-type="float" office:value="242631131" calcext:value-type="float">
            <text:p>24263113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0T</text:p>
          </table:table-cell>
          <table:table-cell office:value-type="float" office:value="242641120" calcext:value-type="float">
            <text:p>24264112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6T</text:p>
          </table:table-cell>
          <table:table-cell office:value-type="float" office:value="242641126" calcext:value-type="float">
            <text:p>242641126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8T</text:p>
          </table:table-cell>
          <table:table-cell office:value-type="float" office:value="242641128" calcext:value-type="float">
            <text:p>242641128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30T</text:p>
          </table:table-cell>
          <table:table-cell office:value-type="float" office:value="242641130" calcext:value-type="float">
            <text:p>24264113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32T</text:p>
          </table:table-cell>
          <table:table-cell office:value-type="float" office:value="242641132" calcext:value-type="float">
            <text:p>24264113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19T</text:p>
          </table:table-cell>
          <table:table-cell office:value-type="float" office:value="242651119" calcext:value-type="float">
            <text:p>242651119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1T</text:p>
          </table:table-cell>
          <table:table-cell office:value-type="float" office:value="242651121" calcext:value-type="float">
            <text:p>24265112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3T</text:p>
          </table:table-cell>
          <table:table-cell office:value-type="float" office:value="242651123" calcext:value-type="float">
            <text:p>242651123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7T</text:p>
          </table:table-cell>
          <table:table-cell office:value-type="float" office:value="242651127" calcext:value-type="float">
            <text:p>24265112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9T</text:p>
          </table:table-cell>
          <table:table-cell office:value-type="float" office:value="242651129" calcext:value-type="float">
            <text:p>242651129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31T</text:p>
          </table:table-cell>
          <table:table-cell office:value-type="float" office:value="242651131" calcext:value-type="float">
            <text:p>24265113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33T</text:p>
          </table:table-cell>
          <table:table-cell office:value-type="float" office:value="242651133" calcext:value-type="float">
            <text:p>242651133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0T</text:p>
          </table:table-cell>
          <table:table-cell office:value-type="float" office:value="242661120" calcext:value-type="float">
            <text:p>24266112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4T</text:p>
          </table:table-cell>
          <table:table-cell office:value-type="float" office:value="242661124" calcext:value-type="float">
            <text:p>242661124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6T</text:p>
          </table:table-cell>
          <table:table-cell office:value-type="float" office:value="242661126" calcext:value-type="float">
            <text:p>242661126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8T</text:p>
          </table:table-cell>
          <table:table-cell office:value-type="float" office:value="242661128" calcext:value-type="float">
            <text:p>242661128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0T</text:p>
          </table:table-cell>
          <table:table-cell office:value-type="float" office:value="242661130" calcext:value-type="float">
            <text:p>24266113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2T</text:p>
          </table:table-cell>
          <table:table-cell office:value-type="float" office:value="242661132" calcext:value-type="float">
            <text:p>24266113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23T</text:p>
          </table:table-cell>
          <table:table-cell office:value-type="float" office:value="242671123" calcext:value-type="float">
            <text:p>242671123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27T</text:p>
          </table:table-cell>
          <table:table-cell office:value-type="float" office:value="242671127" calcext:value-type="float">
            <text:p>24267112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31T</text:p>
          </table:table-cell>
          <table:table-cell office:value-type="float" office:value="242671131" calcext:value-type="float">
            <text:p>24267113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2T</text:p>
          </table:table-cell>
          <table:table-cell office:value-type="float" office:value="242681122" calcext:value-type="float">
            <text:p>24268112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4T</text:p>
          </table:table-cell>
          <table:table-cell office:value-type="float" office:value="242681124" calcext:value-type="float">
            <text:p>242681124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6T</text:p>
          </table:table-cell>
          <table:table-cell office:value-type="float" office:value="242681126" calcext:value-type="float">
            <text:p>242681126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30T</text:p>
          </table:table-cell>
          <table:table-cell office:value-type="float" office:value="242681130" calcext:value-type="float">
            <text:p>242681130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32T</text:p>
          </table:table-cell>
          <table:table-cell office:value-type="float" office:value="242681132" calcext:value-type="float">
            <text:p>24268113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15T</text:p>
          </table:table-cell>
          <table:table-cell office:value-type="float" office:value="242691115" calcext:value-type="float">
            <text:p>242691115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1T</text:p>
          </table:table-cell>
          <table:table-cell office:value-type="float" office:value="242691121" calcext:value-type="float">
            <text:p>24269112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3T</text:p>
          </table:table-cell>
          <table:table-cell office:value-type="float" office:value="242691123" calcext:value-type="float">
            <text:p>242691123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5T</text:p>
          </table:table-cell>
          <table:table-cell office:value-type="float" office:value="242691125" calcext:value-type="float">
            <text:p>242691125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7T</text:p>
          </table:table-cell>
          <table:table-cell office:value-type="float" office:value="242691127" calcext:value-type="float">
            <text:p>242691127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31T</text:p>
          </table:table-cell>
          <table:table-cell office:value-type="float" office:value="242691131" calcext:value-type="float">
            <text:p>242691131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2T</text:p>
          </table:table-cell>
          <table:table-cell office:value-type="float" office:value="242701122" calcext:value-type="float">
            <text:p>242701122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6T</text:p>
          </table:table-cell>
          <table:table-cell office:value-type="float" office:value="242701126" calcext:value-type="float">
            <text:p>242701126</text:p>
          </table:table-cell>
          <table:table-cell office:value-type="string" calcext:value-type="string">
            <text:p>Haut-Jur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5-1-167T</text:p>
          </table:table-cell>
          <table:table-cell office:value-type="float" office:value="242251167" calcext:value-type="float">
            <text:p>242251167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8-1-170T</text:p>
          </table:table-cell>
          <table:table-cell office:value-type="float" office:value="242281170" calcext:value-type="float">
            <text:p>242281170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9-1-171T</text:p>
          </table:table-cell>
          <table:table-cell office:value-type="float" office:value="242291171" calcext:value-type="float">
            <text:p>242291171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30-1-170T</text:p>
          </table:table-cell>
          <table:table-cell office:value-type="float" office:value="242301170" calcext:value-type="float">
            <text:p>242301170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32-1-172T</text:p>
          </table:table-cell>
          <table:table-cell office:value-type="float" office:value="242321172" calcext:value-type="float">
            <text:p>242321172</text:p>
          </table:table-cell>
          <table:table-cell office:value-type="string" calcext:value-type="string">
            <text:p>Livradois-Forez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5-1-175T</text:p>
          </table:table-cell>
          <table:table-cell office:value-type="float" office:value="242451175" calcext:value-type="float">
            <text:p>242451175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6-1-174T</text:p>
          </table:table-cell>
          <table:table-cell office:value-type="float" office:value="242461174" calcext:value-type="float">
            <text:p>242461174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8-1-172T</text:p>
          </table:table-cell>
          <table:table-cell office:value-type="float" office:value="242481172" calcext:value-type="float">
            <text:p>242481172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8-1-174T</text:p>
          </table:table-cell>
          <table:table-cell office:value-type="float" office:value="242481174" calcext:value-type="float">
            <text:p>242481174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8-1-178T</text:p>
          </table:table-cell>
          <table:table-cell office:value-type="float" office:value="242481178" calcext:value-type="float">
            <text:p>242481178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9-1-169T</text:p>
          </table:table-cell>
          <table:table-cell office:value-type="float" office:value="242491169" calcext:value-type="float">
            <text:p>242491169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49-1-173T</text:p>
          </table:table-cell>
          <table:table-cell office:value-type="float" office:value="242491173" calcext:value-type="float">
            <text:p>242491173</text:p>
          </table:table-cell>
          <table:table-cell office:value-type="string" calcext:value-type="string">
            <text:p>Pilat</text:p>
          </table:table-cell>
          <table:table-cell table:number-columns-repeated="1017"/>
        </table:table-row>
        <table:table-row table:style-name="ro1" table:number-rows-repeated="7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res reserves naturelles" table:style-name="ta1">
        <table:table-column table:style-name="co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TYPE_RES</text:p>
          </table:table-cell>
          <table:table-cell table:style-name="ce1" office:value-type="string" calcext:value-type="string">
            <text:p>NOM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1R</text:p>
          </table:table-cell>
          <table:table-cell office:value-type="float" office:value="192031181" calcext:value-type="float">
            <text:p>19203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6R</text:p>
          </table:table-cell>
          <table:table-cell office:value-type="float" office:value="192031186" calcext:value-type="float">
            <text:p>19203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4-1-186R</text:p>
          </table:table-cell>
          <table:table-cell office:value-type="float" office:value="192041186" calcext:value-type="float">
            <text:p>19204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2T</text:p>
          </table:table-cell>
          <table:table-cell office:value-type="float" office:value="242701132" calcext:value-type="float">
            <text:p>242701132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4T</text:p>
          </table:table-cell>
          <table:table-cell office:value-type="float" office:value="242701134" calcext:value-type="float">
            <text:p>24270113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56T</text:p>
          </table:table-cell>
          <table:table-cell office:value-type="float" office:value="242701156" calcext:value-type="float">
            <text:p>242701156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-Rhône Franç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27T</text:p>
          </table:table-cell>
          <table:table-cell office:value-type="float" office:value="242711127" calcext:value-type="float">
            <text:p>242711127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11T</text:p>
          </table:table-cell>
          <table:table-cell office:value-type="float" office:value="242531211" calcext:value-type="float">
            <text:p>2425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6-1-198T</text:p>
          </table:table-cell>
          <table:table-cell office:value-type="float" office:value="241961198" calcext:value-type="float">
            <text:p>2419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195T</text:p>
          </table:table-cell>
          <table:table-cell office:value-type="float" office:value="241971195" calcext:value-type="float">
            <text:p>2419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5T</text:p>
          </table:table-cell>
          <table:table-cell office:value-type="float" office:value="241971205" calcext:value-type="float">
            <text:p>24197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7T</text:p>
          </table:table-cell>
          <table:table-cell office:value-type="float" office:value="241971207" calcext:value-type="float">
            <text:p>2419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9T</text:p>
          </table:table-cell>
          <table:table-cell office:value-type="float" office:value="241971209" calcext:value-type="float">
            <text:p>2419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2T</text:p>
          </table:table-cell>
          <table:table-cell office:value-type="float" office:value="241981192" calcext:value-type="float">
            <text:p>24198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4T</text:p>
          </table:table-cell>
          <table:table-cell office:value-type="float" office:value="241981194" calcext:value-type="float">
            <text:p>24198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6T</text:p>
          </table:table-cell>
          <table:table-cell office:value-type="float" office:value="241981196" calcext:value-type="float">
            <text:p>24198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8T</text:p>
          </table:table-cell>
          <table:table-cell office:value-type="float" office:value="241981198" calcext:value-type="float">
            <text:p>2419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0T</text:p>
          </table:table-cell>
          <table:table-cell office:value-type="float" office:value="241981200" calcext:value-type="float">
            <text:p>24198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2T</text:p>
          </table:table-cell>
          <table:table-cell office:value-type="float" office:value="241981202" calcext:value-type="float">
            <text:p>2419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4T</text:p>
          </table:table-cell>
          <table:table-cell office:value-type="float" office:value="241981204" calcext:value-type="float">
            <text:p>2419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8T</text:p>
          </table:table-cell>
          <table:table-cell office:value-type="float" office:value="241981208" calcext:value-type="float">
            <text:p>24198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1T</text:p>
          </table:table-cell>
          <table:table-cell office:value-type="float" office:value="241991201" calcext:value-type="float">
            <text:p>2419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3T</text:p>
          </table:table-cell>
          <table:table-cell office:value-type="float" office:value="241991203" calcext:value-type="float">
            <text:p>2419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9T</text:p>
          </table:table-cell>
          <table:table-cell office:value-type="float" office:value="241991209" calcext:value-type="float">
            <text:p>2419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196T</text:p>
          </table:table-cell>
          <table:table-cell office:value-type="float" office:value="242001196" calcext:value-type="float">
            <text:p>24200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202T</text:p>
          </table:table-cell>
          <table:table-cell office:value-type="float" office:value="242001202" calcext:value-type="float">
            <text:p>2420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204T</text:p>
          </table:table-cell>
          <table:table-cell office:value-type="float" office:value="242001204" calcext:value-type="float">
            <text:p>2420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191T</text:p>
          </table:table-cell>
          <table:table-cell office:value-type="float" office:value="242011191" calcext:value-type="float">
            <text:p>2420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195T</text:p>
          </table:table-cell>
          <table:table-cell office:value-type="float" office:value="242011195" calcext:value-type="float">
            <text:p>2420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203T</text:p>
          </table:table-cell>
          <table:table-cell office:value-type="float" office:value="242011203" calcext:value-type="float">
            <text:p>2420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207T</text:p>
          </table:table-cell>
          <table:table-cell office:value-type="float" office:value="242011207" calcext:value-type="float">
            <text:p>2420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3-1-193T</text:p>
          </table:table-cell>
          <table:table-cell office:value-type="float" office:value="242031193" calcext:value-type="float">
            <text:p>24203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88T</text:p>
          </table:table-cell>
          <table:table-cell office:value-type="float" office:value="242041188" calcext:value-type="float">
            <text:p>2420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0T</text:p>
          </table:table-cell>
          <table:table-cell office:value-type="float" office:value="242041190" calcext:value-type="float">
            <text:p>24204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2T</text:p>
          </table:table-cell>
          <table:table-cell office:value-type="float" office:value="242041192" calcext:value-type="float">
            <text:p>24204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4T</text:p>
          </table:table-cell>
          <table:table-cell office:value-type="float" office:value="242041194" calcext:value-type="float">
            <text:p>24204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202T</text:p>
          </table:table-cell>
          <table:table-cell office:value-type="float" office:value="242041202" calcext:value-type="float">
            <text:p>24204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89T</text:p>
          </table:table-cell>
          <table:table-cell office:value-type="float" office:value="242051189" calcext:value-type="float">
            <text:p>24205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1T</text:p>
          </table:table-cell>
          <table:table-cell office:value-type="float" office:value="242051191" calcext:value-type="float">
            <text:p>2420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3T</text:p>
          </table:table-cell>
          <table:table-cell office:value-type="float" office:value="242051193" calcext:value-type="float">
            <text:p>2420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7T</text:p>
          </table:table-cell>
          <table:table-cell office:value-type="float" office:value="242051197" calcext:value-type="float">
            <text:p>2420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9T</text:p>
          </table:table-cell>
          <table:table-cell office:value-type="float" office:value="242051199" calcext:value-type="float">
            <text:p>2420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3T</text:p>
          </table:table-cell>
          <table:table-cell office:value-type="float" office:value="242051203" calcext:value-type="float">
            <text:p>2420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9T</text:p>
          </table:table-cell>
          <table:table-cell office:value-type="float" office:value="242051209" calcext:value-type="float">
            <text:p>2420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0T</text:p>
          </table:table-cell>
          <table:table-cell office:value-type="float" office:value="242061190" calcext:value-type="float">
            <text:p>2420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4T</text:p>
          </table:table-cell>
          <table:table-cell office:value-type="float" office:value="242061194" calcext:value-type="float">
            <text:p>24206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8T</text:p>
          </table:table-cell>
          <table:table-cell office:value-type="float" office:value="242061198" calcext:value-type="float">
            <text:p>2420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0T</text:p>
          </table:table-cell>
          <table:table-cell office:value-type="float" office:value="242061200" calcext:value-type="float">
            <text:p>24206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4T</text:p>
          </table:table-cell>
          <table:table-cell office:value-type="float" office:value="242061204" calcext:value-type="float">
            <text:p>2420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8T</text:p>
          </table:table-cell>
          <table:table-cell office:value-type="float" office:value="242061208" calcext:value-type="float">
            <text:p>2420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1T</text:p>
          </table:table-cell>
          <table:table-cell office:value-type="float" office:value="242071201" calcext:value-type="float">
            <text:p>2420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3T</text:p>
          </table:table-cell>
          <table:table-cell office:value-type="float" office:value="242071203" calcext:value-type="float">
            <text:p>2420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7T</text:p>
          </table:table-cell>
          <table:table-cell office:value-type="float" office:value="242071207" calcext:value-type="float">
            <text:p>2420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8-1-188T</text:p>
          </table:table-cell>
          <table:table-cell office:value-type="float" office:value="242081188" calcext:value-type="float">
            <text:p>24208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197T</text:p>
          </table:table-cell>
          <table:table-cell office:value-type="float" office:value="242091197" calcext:value-type="float">
            <text:p>24209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1T</text:p>
          </table:table-cell>
          <table:table-cell office:value-type="float" office:value="242091201" calcext:value-type="float">
            <text:p>2420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7-1-191T</text:p>
          </table:table-cell>
          <table:table-cell office:value-type="float" office:value="241971191" calcext:value-type="float">
            <text:p>2419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9-1-171T</text:p>
          </table:table-cell>
          <table:table-cell office:value-type="float" office:value="242291171" calcext:value-type="float">
            <text:p>242291171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Jasseries de Collei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4-1-176T</text:p>
          </table:table-cell>
          <table:table-cell office:value-type="float" office:value="241941176" calcext:value-type="float">
            <text:p>24194117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7-1-179T</text:p>
          </table:table-cell>
          <table:table-cell office:value-type="float" office:value="241971179" calcext:value-type="float">
            <text:p>24197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8-1-180T</text:p>
          </table:table-cell>
          <table:table-cell office:value-type="float" office:value="241981180" calcext:value-type="float">
            <text:p>24198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8-1-182T</text:p>
          </table:table-cell>
          <table:table-cell office:value-type="float" office:value="241981182" calcext:value-type="float">
            <text:p>24198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0T</text:p>
          </table:table-cell>
          <table:table-cell office:value-type="float" office:value="242001180" calcext:value-type="float">
            <text:p>24200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4T</text:p>
          </table:table-cell>
          <table:table-cell office:value-type="float" office:value="242001184" calcext:value-type="float">
            <text:p>2420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6T</text:p>
          </table:table-cell>
          <table:table-cell office:value-type="float" office:value="242001186" calcext:value-type="float">
            <text:p>24200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79T</text:p>
          </table:table-cell>
          <table:table-cell office:value-type="float" office:value="242011179" calcext:value-type="float">
            <text:p>24201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1T</text:p>
          </table:table-cell>
          <table:table-cell office:value-type="float" office:value="242011181" calcext:value-type="float">
            <text:p>24201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5T</text:p>
          </table:table-cell>
          <table:table-cell office:value-type="float" office:value="242011185" calcext:value-type="float">
            <text:p>24201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7T</text:p>
          </table:table-cell>
          <table:table-cell office:value-type="float" office:value="242011187" calcext:value-type="float">
            <text:p>24201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3T</text:p>
          </table:table-cell>
          <table:table-cell office:value-type="float" office:value="242031183" calcext:value-type="float">
            <text:p>24203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5T</text:p>
          </table:table-cell>
          <table:table-cell office:value-type="float" office:value="242031185" calcext:value-type="float">
            <text:p>24203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7T</text:p>
          </table:table-cell>
          <table:table-cell office:value-type="float" office:value="242031187" calcext:value-type="float">
            <text:p>24203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4-1-182T</text:p>
          </table:table-cell>
          <table:table-cell office:value-type="float" office:value="242041182" calcext:value-type="float">
            <text:p>24204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4-1-186T</text:p>
          </table:table-cell>
          <table:table-cell office:value-type="float" office:value="242041186" calcext:value-type="float">
            <text:p>24204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3T</text:p>
          </table:table-cell>
          <table:table-cell office:value-type="float" office:value="242051183" calcext:value-type="float">
            <text:p>24205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5T</text:p>
          </table:table-cell>
          <table:table-cell office:value-type="float" office:value="242051185" calcext:value-type="float">
            <text:p>24205118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hastreix-Sa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5T</text:p>
          </table:table-cell>
          <table:table-cell office:value-type="float" office:value="242051185" calcext:value-type="float">
            <text:p>24205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7T</text:p>
          </table:table-cell>
          <table:table-cell office:value-type="float" office:value="242051187" calcext:value-type="float">
            <text:p>2420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2T</text:p>
          </table:table-cell>
          <table:table-cell office:value-type="float" office:value="242061182" calcext:value-type="float">
            <text:p>24206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4T</text:p>
          </table:table-cell>
          <table:table-cell office:value-type="float" office:value="242061184" calcext:value-type="float">
            <text:p>2420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4T</text:p>
          </table:table-cell>
          <table:table-cell office:value-type="float" office:value="242061184" calcext:value-type="float">
            <text:p>24206118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hastreix-Sa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7-1-183T</text:p>
          </table:table-cell>
          <table:table-cell office:value-type="float" office:value="242071183" calcext:value-type="float">
            <text:p>24207118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Vallée De Chaudef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8-1-184T</text:p>
          </table:table-cell>
          <table:table-cell office:value-type="float" office:value="242081184" calcext:value-type="float">
            <text:p>24208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9-1-185T</text:p>
          </table:table-cell>
          <table:table-cell office:value-type="float" office:value="242091185" calcext:value-type="float">
            <text:p>2420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1-1-123T</text:p>
          </table:table-cell>
          <table:table-cell office:value-type="float" office:value="242811123" calcext:value-type="float">
            <text:p>24281112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Delta De La Dran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4-1-148T</text:p>
          </table:table-cell>
          <table:table-cell office:value-type="float" office:value="242841148" calcext:value-type="float">
            <text:p>242841148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es Bau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93-1-133T</text:p>
          </table:table-cell>
          <table:table-cell office:value-type="float" office:value="242931133" calcext:value-type="float">
            <text:p>24293113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Sixt-Fer-à-Cheval-Pas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93-1-135T</text:p>
          </table:table-cell>
          <table:table-cell office:value-type="float" office:value="242931135" calcext:value-type="float">
            <text:p>24293113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as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29T</text:p>
          </table:table-cell>
          <table:table-cell office:value-type="float" office:value="192711129" calcext:value-type="float">
            <text:p>19271112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33T</text:p>
          </table:table-cell>
          <table:table-cell office:value-type="float" office:value="192711133" calcext:value-type="float">
            <text:p>19271113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2-1-128T</text:p>
          </table:table-cell>
          <table:table-cell office:value-type="float" office:value="192721128" calcext:value-type="float">
            <text:p>192721128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7-1-201T</text:p>
          </table:table-cell>
          <table:table-cell office:value-type="float" office:value="191971201" calcext:value-type="float">
            <text:p>1919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7-1-203T</text:p>
          </table:table-cell>
          <table:table-cell office:value-type="float" office:value="191971203" calcext:value-type="float">
            <text:p>1919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198T</text:p>
          </table:table-cell>
          <table:table-cell office:value-type="float" office:value="191981198" calcext:value-type="float">
            <text:p>1919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202T</text:p>
          </table:table-cell>
          <table:table-cell office:value-type="float" office:value="191981202" calcext:value-type="float">
            <text:p>1919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204T</text:p>
          </table:table-cell>
          <table:table-cell office:value-type="float" office:value="191981204" calcext:value-type="float">
            <text:p>1919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193T</text:p>
          </table:table-cell>
          <table:table-cell office:value-type="float" office:value="191991193" calcext:value-type="float">
            <text:p>19199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199T</text:p>
          </table:table-cell>
          <table:table-cell office:value-type="float" office:value="191991199" calcext:value-type="float">
            <text:p>1919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205T</text:p>
          </table:table-cell>
          <table:table-cell office:value-type="float" office:value="191991205" calcext:value-type="float">
            <text:p>1919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211T</text:p>
          </table:table-cell>
          <table:table-cell office:value-type="float" office:value="191991211" calcext:value-type="float">
            <text:p>19199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0-1-200T</text:p>
          </table:table-cell>
          <table:table-cell office:value-type="float" office:value="192001200" calcext:value-type="float">
            <text:p>1920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0-1-204T</text:p>
          </table:table-cell>
          <table:table-cell office:value-type="float" office:value="192001204" calcext:value-type="float">
            <text:p>1920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197T</text:p>
          </table:table-cell>
          <table:table-cell office:value-type="float" office:value="192011197" calcext:value-type="float">
            <text:p>19201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205T</text:p>
          </table:table-cell>
          <table:table-cell office:value-type="float" office:value="192011205" calcext:value-type="float">
            <text:p>1920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209T</text:p>
          </table:table-cell>
          <table:table-cell office:value-type="float" office:value="192011209" calcext:value-type="float">
            <text:p>1920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2-1-204T</text:p>
          </table:table-cell>
          <table:table-cell office:value-type="float" office:value="192021204" calcext:value-type="float">
            <text:p>19202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189T</text:p>
          </table:table-cell>
          <table:table-cell office:value-type="float" office:value="192031189" calcext:value-type="float">
            <text:p>19203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191T</text:p>
          </table:table-cell>
          <table:table-cell office:value-type="float" office:value="192031191" calcext:value-type="float">
            <text:p>19203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207T</text:p>
          </table:table-cell>
          <table:table-cell office:value-type="float" office:value="192031207" calcext:value-type="float">
            <text:p>1920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191T</text:p>
          </table:table-cell>
          <table:table-cell office:value-type="float" office:value="192051191" calcext:value-type="float">
            <text:p>1920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193T</text:p>
          </table:table-cell>
          <table:table-cell office:value-type="float" office:value="192051193" calcext:value-type="float">
            <text:p>1920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211T</text:p>
          </table:table-cell>
          <table:table-cell office:value-type="float" office:value="192051211" calcext:value-type="float">
            <text:p>1920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0T</text:p>
          </table:table-cell>
          <table:table-cell office:value-type="float" office:value="192061190" calcext:value-type="float">
            <text:p>1920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2T</text:p>
          </table:table-cell>
          <table:table-cell office:value-type="float" office:value="192061192" calcext:value-type="float">
            <text:p>19206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8T</text:p>
          </table:table-cell>
          <table:table-cell office:value-type="float" office:value="192061198" calcext:value-type="float">
            <text:p>1920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1T</text:p>
          </table:table-cell>
          <table:table-cell office:value-type="float" office:value="192071191" calcext:value-type="float">
            <text:p>1920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3T</text:p>
          </table:table-cell>
          <table:table-cell office:value-type="float" office:value="192071193" calcext:value-type="float">
            <text:p>19207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7T</text:p>
          </table:table-cell>
          <table:table-cell office:value-type="float" office:value="192071197" calcext:value-type="float">
            <text:p>19207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9T</text:p>
          </table:table-cell>
          <table:table-cell office:value-type="float" office:value="192071199" calcext:value-type="float">
            <text:p>19207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203T</text:p>
          </table:table-cell>
          <table:table-cell office:value-type="float" office:value="192071203" calcext:value-type="float">
            <text:p>1920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205T</text:p>
          </table:table-cell>
          <table:table-cell office:value-type="float" office:value="192071205" calcext:value-type="float">
            <text:p>19207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8-1-204T</text:p>
          </table:table-cell>
          <table:table-cell office:value-type="float" office:value="192081204" calcext:value-type="float">
            <text:p>1920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199T</text:p>
          </table:table-cell>
          <table:table-cell office:value-type="float" office:value="192091199" calcext:value-type="float">
            <text:p>1920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1T</text:p>
          </table:table-cell>
          <table:table-cell office:value-type="float" office:value="192091201" calcext:value-type="float">
            <text:p>1920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3T</text:p>
          </table:table-cell>
          <table:table-cell office:value-type="float" office:value="192091203" calcext:value-type="float">
            <text:p>1920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5T</text:p>
          </table:table-cell>
          <table:table-cell office:value-type="float" office:value="192091205" calcext:value-type="float">
            <text:p>1920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10-1-198T</text:p>
          </table:table-cell>
          <table:table-cell office:value-type="float" office:value="192101198" calcext:value-type="float">
            <text:p>19210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10-1-202T</text:p>
          </table:table-cell>
          <table:table-cell office:value-type="float" office:value="192101202" calcext:value-type="float">
            <text:p>1921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6-1-180T</text:p>
          </table:table-cell>
          <table:table-cell office:value-type="float" office:value="192761180" calcext:value-type="float">
            <text:p>19276118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s Plateaux Du Verc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5-1-177T</text:p>
          </table:table-cell>
          <table:table-cell office:value-type="float" office:value="191951177" calcext:value-type="float">
            <text:p>19195117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7-1-179T</text:p>
          </table:table-cell>
          <table:table-cell office:value-type="float" office:value="191971179" calcext:value-type="float">
            <text:p>19197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9-1-183T</text:p>
          </table:table-cell>
          <table:table-cell office:value-type="float" office:value="191991183" calcext:value-type="float">
            <text:p>19199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9-1-185T</text:p>
          </table:table-cell>
          <table:table-cell office:value-type="float" office:value="191991185" calcext:value-type="float">
            <text:p>1919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0-1-180T</text:p>
          </table:table-cell>
          <table:table-cell office:value-type="float" office:value="192001180" calcext:value-type="float">
            <text:p>19200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0-1-184T</text:p>
          </table:table-cell>
          <table:table-cell office:value-type="float" office:value="192001184" calcext:value-type="float">
            <text:p>1920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1-1-185T</text:p>
          </table:table-cell>
          <table:table-cell office:value-type="float" office:value="192011185" calcext:value-type="float">
            <text:p>19201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2-1-182T</text:p>
          </table:table-cell>
          <table:table-cell office:value-type="float" office:value="192021182" calcext:value-type="float">
            <text:p>19202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2-1-188T</text:p>
          </table:table-cell>
          <table:table-cell office:value-type="float" office:value="192021188" calcext:value-type="float">
            <text:p>19202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4-1-188T</text:p>
          </table:table-cell>
          <table:table-cell office:value-type="float" office:value="192041188" calcext:value-type="float">
            <text:p>1920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5-1-183T</text:p>
          </table:table-cell>
          <table:table-cell office:value-type="float" office:value="192051183" calcext:value-type="float">
            <text:p>19205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5-1-187T</text:p>
          </table:table-cell>
          <table:table-cell office:value-type="float" office:value="192051187" calcext:value-type="float">
            <text:p>1920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6-1-184T</text:p>
          </table:table-cell>
          <table:table-cell office:value-type="float" office:value="192061184" calcext:value-type="float">
            <text:p>1920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7-1-185T</text:p>
          </table:table-cell>
          <table:table-cell office:value-type="float" office:value="192071185" calcext:value-type="float">
            <text:p>19207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9-1-185T</text:p>
          </table:table-cell>
          <table:table-cell office:value-type="float" office:value="192091185" calcext:value-type="float">
            <text:p>1920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9-1-187T</text:p>
          </table:table-cell>
          <table:table-cell office:value-type="float" office:value="192091187" calcext:value-type="float">
            <text:p>19209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11-1-187T</text:p>
          </table:table-cell>
          <table:table-cell office:value-type="float" office:value="192111187" calcext:value-type="float">
            <text:p>19211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8-197-1-015T</text:p>
          </table:table-cell>
          <table:table-cell office:value-type="float" office:value="241971015" calcext:value-type="float">
            <text:p>24197101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ointe De Giv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33-1-103T</text:p>
          </table:table-cell>
          <table:table-cell office:value-type="float" office:value="242331103" calcext:value-type="float">
            <text:p>242331103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Val Su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34-1-104T</text:p>
          </table:table-cell>
          <table:table-cell office:value-type="float" office:value="242341104" calcext:value-type="float">
            <text:p>242341104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Val Su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4-257-1-047T</text:p>
          </table:table-cell>
          <table:table-cell office:value-type="float" office:value="242571047" calcext:value-type="float">
            <text:p>24257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5-232-1-044T</text:p>
          </table:table-cell>
          <table:table-cell office:value-type="float" office:value="242321044" calcext:value-type="float">
            <text:p>242321044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Grand Étang de Lachauss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5-232-1-048T</text:p>
          </table:table-cell>
          <table:table-cell office:value-type="float" office:value="242321048" calcext:value-type="float">
            <text:p>242321048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ac de Madine et étang de Pan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3-1-041T</text:p>
          </table:table-cell>
          <table:table-cell office:value-type="float" office:value="242531041" calcext:value-type="float">
            <text:p>24253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5-1-043T</text:p>
          </table:table-cell>
          <table:table-cell office:value-type="float" office:value="242551043" calcext:value-type="float">
            <text:p>24255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6-1-042T</text:p>
          </table:table-cell>
          <table:table-cell office:value-type="float" office:value="242561042" calcext:value-type="float">
            <text:p>24256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7-1-043T</text:p>
          </table:table-cell>
          <table:table-cell office:value-type="float" office:value="242571043" calcext:value-type="float">
            <text:p>24257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0T</text:p>
          </table:table-cell>
          <table:table-cell office:value-type="float" office:value="242581040" calcext:value-type="float">
            <text:p>24258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4T</text:p>
          </table:table-cell>
          <table:table-cell office:value-type="float" office:value="242581044" calcext:value-type="float">
            <text:p>24258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6T</text:p>
          </table:table-cell>
          <table:table-cell office:value-type="float" office:value="242581046" calcext:value-type="float">
            <text:p>24258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9-1-039T</text:p>
          </table:table-cell>
          <table:table-cell office:value-type="float" office:value="242591039" calcext:value-type="float">
            <text:p>2425910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38T</text:p>
          </table:table-cell>
          <table:table-cell office:value-type="float" office:value="242601038" calcext:value-type="float">
            <text:p>2426010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0T</text:p>
          </table:table-cell>
          <table:table-cell office:value-type="float" office:value="242601040" calcext:value-type="float">
            <text:p>24260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4T</text:p>
          </table:table-cell>
          <table:table-cell office:value-type="float" office:value="242601044" calcext:value-type="float">
            <text:p>24260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6T</text:p>
          </table:table-cell>
          <table:table-cell office:value-type="float" office:value="242601046" calcext:value-type="float">
            <text:p>24260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1-1-043T</text:p>
          </table:table-cell>
          <table:table-cell office:value-type="float" office:value="242611043" calcext:value-type="float">
            <text:p>24261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2-1-040T</text:p>
          </table:table-cell>
          <table:table-cell office:value-type="float" office:value="242621040" calcext:value-type="float">
            <text:p>24262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2-1-042T</text:p>
          </table:table-cell>
          <table:table-cell office:value-type="float" office:value="242621042" calcext:value-type="float">
            <text:p>24262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28T</text:p>
          </table:table-cell>
          <table:table-cell office:value-type="float" office:value="242641028" calcext:value-type="float">
            <text:p>24264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32T</text:p>
          </table:table-cell>
          <table:table-cell office:value-type="float" office:value="242641032" calcext:value-type="float">
            <text:p>24264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42T</text:p>
          </table:table-cell>
          <table:table-cell office:value-type="float" office:value="242641042" calcext:value-type="float">
            <text:p>24264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46T</text:p>
          </table:table-cell>
          <table:table-cell office:value-type="float" office:value="242641046" calcext:value-type="float">
            <text:p>24264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29T</text:p>
          </table:table-cell>
          <table:table-cell office:value-type="float" office:value="242651029" calcext:value-type="float">
            <text:p>24265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41T</text:p>
          </table:table-cell>
          <table:table-cell office:value-type="float" office:value="242651041" calcext:value-type="float">
            <text:p>24265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47T</text:p>
          </table:table-cell>
          <table:table-cell office:value-type="float" office:value="242651047" calcext:value-type="float">
            <text:p>24265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30T</text:p>
          </table:table-cell>
          <table:table-cell office:value-type="float" office:value="242661030" calcext:value-type="float">
            <text:p>24266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0T</text:p>
          </table:table-cell>
          <table:table-cell office:value-type="float" office:value="242661040" calcext:value-type="float">
            <text:p>24266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2T</text:p>
          </table:table-cell>
          <table:table-cell office:value-type="float" office:value="242661042" calcext:value-type="float">
            <text:p>24266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4T</text:p>
          </table:table-cell>
          <table:table-cell office:value-type="float" office:value="242661044" calcext:value-type="float">
            <text:p>24266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6T</text:p>
          </table:table-cell>
          <table:table-cell office:value-type="float" office:value="242661046" calcext:value-type="float">
            <text:p>24266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8T</text:p>
          </table:table-cell>
          <table:table-cell office:value-type="float" office:value="242661048" calcext:value-type="float">
            <text:p>24266104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27T</text:p>
          </table:table-cell>
          <table:table-cell office:value-type="float" office:value="242671027" calcext:value-type="float">
            <text:p>24267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31T</text:p>
          </table:table-cell>
          <table:table-cell office:value-type="float" office:value="242671031" calcext:value-type="float">
            <text:p>24267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47T</text:p>
          </table:table-cell>
          <table:table-cell office:value-type="float" office:value="242671047" calcext:value-type="float">
            <text:p>24267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28T</text:p>
          </table:table-cell>
          <table:table-cell office:value-type="float" office:value="242681028" calcext:value-type="float">
            <text:p>24268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30T</text:p>
          </table:table-cell>
          <table:table-cell office:value-type="float" office:value="242681030" calcext:value-type="float">
            <text:p>24268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4T</text:p>
          </table:table-cell>
          <table:table-cell office:value-type="float" office:value="242681044" calcext:value-type="float">
            <text:p>24268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6T</text:p>
          </table:table-cell>
          <table:table-cell office:value-type="float" office:value="242681046" calcext:value-type="float">
            <text:p>24268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27T</text:p>
          </table:table-cell>
          <table:table-cell office:value-type="float" office:value="242691027" calcext:value-type="float">
            <text:p>24269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29T</text:p>
          </table:table-cell>
          <table:table-cell office:value-type="float" office:value="242691029" calcext:value-type="float">
            <text:p>24269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31T</text:p>
          </table:table-cell>
          <table:table-cell office:value-type="float" office:value="242691031" calcext:value-type="float">
            <text:p>24269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0-1-028T</text:p>
          </table:table-cell>
          <table:table-cell office:value-type="float" office:value="242701028" calcext:value-type="float">
            <text:p>24270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0-1-030T</text:p>
          </table:table-cell>
          <table:table-cell office:value-type="float" office:value="242701030" calcext:value-type="float">
            <text:p>24270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1-1-027T</text:p>
          </table:table-cell>
          <table:table-cell office:value-type="float" office:value="242711027" calcext:value-type="float">
            <text:p>24271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5-1-033T</text:p>
          </table:table-cell>
          <table:table-cell office:value-type="float" office:value="242651033" calcext:value-type="float">
            <text:p>2426510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6-1-036T</text:p>
          </table:table-cell>
          <table:table-cell office:value-type="float" office:value="242661036" calcext:value-type="float">
            <text:p>2426610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7-1-035T</text:p>
          </table:table-cell>
          <table:table-cell office:value-type="float" office:value="242671035" calcext:value-type="float">
            <text:p>2426710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2T</text:p>
          </table:table-cell>
          <table:table-cell office:value-type="float" office:value="242681032" calcext:value-type="float">
            <text:p>24268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4T</text:p>
          </table:table-cell>
          <table:table-cell office:value-type="float" office:value="242681034" calcext:value-type="float">
            <text:p>2426810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6T</text:p>
          </table:table-cell>
          <table:table-cell office:value-type="float" office:value="242681036" calcext:value-type="float">
            <text:p>2426810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6T</text:p>
          </table:table-cell>
          <table:table-cell office:value-type="float" office:value="242681036" calcext:value-type="float">
            <text:p>242681036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a Petite Pierr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5T11:19:35.309112153</dc:date>
    <meta:generator>LibreOffice/7.3.7.2$Linux_X86_64 LibreOffice_project/30$Build-2</meta:generator>
    <meta:editing-duration>PT7H30M5S</meta:editing-duration>
    <meta:editing-cycles>63</meta:editing-cycles>
    <meta:document-statistic meta:table-count="6" meta:cell-count="4147" meta:object-count="0"/>
  </office:meta>
</office:document-meta>
</file>